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4.798cm"/>
    </style:style>
    <style:style style:name="co27" style:family="table-column">
      <style:table-column-properties fo:break-before="auto" style:column-width="1.947cm"/>
    </style:style>
    <style:style style:name="co28" style:family="table-column">
      <style:table-column-properties fo:break-before="auto" style:column-width="2.551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157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5.918cm"/>
    </style:style>
    <style:style style:name="co33" style:family="table-column">
      <style:table-column-properties fo:break-before="auto" style:column-width="1.986cm"/>
    </style:style>
    <style:style style:name="co34" style:family="table-column">
      <style:table-column-properties fo:break-before="auto" style:column-width="4.382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1.822cm"/>
    </style:style>
    <style:style style:name="co38" style:family="table-column">
      <style:table-column-properties fo:break-before="auto" style:column-width="4.022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1.623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0.208cm"/>
    </style:style>
    <style:style style:name="co52" style:family="table-column">
      <style:table-column-properties fo:break-before="auto" style:column-width="1.455cm"/>
    </style:style>
    <style:style style:name="co53" style:family="table-column">
      <style:table-column-properties fo:break-before="auto" style:column-width="2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2cm"/>
    </style:style>
    <style:style style:name="co56" style:family="table-column">
      <style:table-column-properties fo:break-before="auto" style:column-width="1.833cm"/>
    </style:style>
    <style:style style:name="co57" style:family="table-column">
      <style:table-column-properties fo:break-before="auto" style:column-width="2.942cm"/>
    </style:style>
    <style:style style:name="co58" style:family="table-column">
      <style:table-column-properties fo:break-before="auto" style:column-width="2.524cm"/>
    </style:style>
    <style:style style:name="co59" style:family="table-column">
      <style:table-column-properties fo:break-before="auto" style:column-width="0.314cm"/>
    </style:style>
    <style:style style:name="co60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3"/>
    <style:style style:name="ce150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"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6"/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 style:data-style-name="N4"/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/>
    <style:style style:name="ce17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fo:border-bottom="none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86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91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95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201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02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203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204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5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104">
      <style:table-cell-properties fo:background-color="#f7d1d5"/>
    </style:style>
    <style:style style:name="ce207" style:family="table-cell" style:parent-style-name="Default" style:data-style-name="N104">
      <style:table-cell-properties fo:background-color="transparent"/>
    </style:style>
    <style:style style:name="ce208" style:family="table-cell" style:parent-style-name="Default" style:data-style-name="N104">
      <style:table-cell-properties fo:background-color="transparent"/>
      <style:text-properties fo:color="#c9211e"/>
    </style:style>
    <style:style style:name="ce209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0" style:family="table-cell" style:parent-style-name="Default" style:data-style-name="N104">
      <style:text-properties fo:font-size="10pt" style:font-size-asian="10pt" style:font-size-complex="10pt"/>
    </style:style>
    <style:style style:name="ce211" style:family="table-cell" style:parent-style-name="Default" style:data-style-name="N10151"/>
    <style:style style:name="ce212" style:family="table-cell" style:parent-style-name="Default" style:data-style-name="N4">
      <style:text-properties fo:font-size="6pt" style:font-size-asian="6pt" style:font-size-complex="6pt"/>
    </style:style>
    <style:style style:name="ce213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 style:data-style-name="N11"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16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="none"/>
      <style:text-properties fo:font-size="10pt" style:font-size-asian="10pt" style:font-size-complex="10pt"/>
    </style:style>
    <style:style style:name="ce223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225" style:family="table-cell" style:parent-style-name="Default" style:data-style-name="N151">
      <style:text-properties fo:font-size="10pt" style:font-size-asian="10pt" style:font-size-complex="10pt"/>
    </style:style>
    <style:style style:name="ce226" style:family="table-cell" style:parent-style-name="Default" style:data-style-name="N104"/>
    <style:style style:name="ce227" style:family="table-cell" style:parent-style-name="Default" style:data-style-name="N155"/>
    <style:style style:name="ce228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29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33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234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235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236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237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240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41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04">
      <style:table-cell-properties fo:background-color="transparent"/>
      <style:text-properties fo:color="#158466"/>
    </style:style>
    <style:style style:name="ce250" style:family="table-cell" style:parent-style-name="Default" style:data-style-name="N10104"/>
    <style:style style:name="ce2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36">
      <style:table-cell-properties style:rotation-align="none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81d41a"/>
    </style:style>
    <style:style style:name="ce116" style:family="table-cell" style:parent-style-name="Default" style:data-style-name="N10158">
      <style:table-cell-properties fo:background-color="transparent"/>
    </style:style>
    <style:style style:name="ce117" style:family="table-cell" style:parent-style-name="Default" style:data-style-name="N104">
      <style:table-cell-properties fo:background-color="#d4ea6b"/>
    </style:style>
    <style:style style:name="ce119" style:family="table-cell" style:parent-style-name="Default" style:data-style-name="N104">
      <style:table-cell-properties fo:background-color="#81d41a"/>
    </style:style>
    <style:style style:name="ce296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8" style:family="table-cell" style:parent-style-name="Default" style:data-style-name="N4">
      <style:text-properties fo:font-weight="bold" style:font-weight-asian="bold" style:font-weight-complex="bold"/>
    </style:style>
    <style:style style:name="ce375" style:family="table-cell" style:parent-style-name="Default" style:data-style-name="N104">
      <style:text-properties fo:font-weight="bold" style:font-weight-asian="bold" style:font-weight-complex="bold"/>
    </style:style>
    <style:style style:name="ce377" style:family="table-cell" style:parent-style-name="Default" style:data-style-name="N10158"/>
    <style:style style:name="ce37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transparent"/>
    </style:style>
    <style:style style:name="ce38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02" style:family="table-cell" style:parent-style-name="Default">
      <style:table-cell-properties fo:background-color="transparent"/>
    </style:style>
    <style:style style:name="ce38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84" style:family="table-cell" style:parent-style-name="Default" style:data-style-name="N10154"/>
    <style:style style:name="ce38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6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none" fo:border-left="none" fo:border-right="0.06pt solid #000000" fo:border-top="none"/>
    </style:style>
    <style:style style:name="ce39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98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400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401" style:family="table-cell" style:parent-style-name="Default" style:data-style-name="N10154">
      <style:text-properties fo:font-weight="bold" style:font-weight-asian="bold" style:font-weight-complex="bold"/>
    </style:style>
    <style:style style:name="ce403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04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4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06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1"/>
    <style:style style:name="ce410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12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1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2" style:family="table-cell" style:parent-style-name="Default" style:data-style-name="N104"/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7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ackground-color="#81d41a"/>
    </style:style>
    <style:style style:name="ce373" style:family="table-cell" style:parent-style-name="Default" style:data-style-name="N10158">
      <style:table-cell-properties fo:background-color="transparent"/>
    </style:style>
    <style:style style:name="ce374" style:family="table-cell" style:parent-style-name="Default" style:data-style-name="N104">
      <style:table-cell-properties fo:background-color="#d4ea6b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58"/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92" style:family="table-cell" style:parent-style-name="Default" style:data-style-name="N10154"/>
    <style:style style:name="ce39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16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418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419" style:family="table-cell" style:parent-style-name="Default" style:data-style-name="N10154">
      <style:text-properties fo:font-weight="bold" style:font-weight-asian="bold" style:font-weight-complex="bold"/>
    </style:style>
    <style:style style:name="ce42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21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23" style:family="table-cell" style:parent-style-name="Excel_20_Built-in_20_Normal" style:data-style-name="N1015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59"/>
        <table:table-column table:style-name="co3" table:default-cell-style-name="ce262"/>
        <table:table-column table:style-name="co4" table:default-cell-style-name="ce262"/>
        <table:table-column table:style-name="co5" table:default-cell-style-name="ce262"/>
        <table:table-column table:style-name="co6" table:default-cell-style-name="ce262"/>
        <table:table-column table:style-name="co7" table:default-cell-style-name="ce265"/>
        <table:table-column table:style-name="co8" table:default-cell-style-name="ce260"/>
        <table:table-column table:style-name="co2" table:default-cell-style-name="ce260"/>
        <table:table-column table:style-name="co9" table:default-cell-style-name="ce260"/>
        <table:table-column table:style-name="co1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11-20" calcext:value-type="date">
            <text:p>20.11.21</text:p>
          </table:table-cell>
          <table:table-cell office:value-type="date" office:date-value="2022-11-19" calcext:value-type="date">
            <text:p>19.11.22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1-11-30" calcext:value-type="date">
            <text:p>30.11.21</text:p>
          </table:table-cell>
          <table:table-cell office:value-type="date" office:date-value="2022-11-29" calcext:value-type="date">
            <text:p>29.11.22</text:p>
          </table:table-cell>
          <table:table-cell table:formula="of:=[$'SnyC301-22'.C5]" office:value-type="float" office:value="50" calcext:value-type="float">
            <text:p>5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50" calcext:value-type="float">
            <text:p>5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1500" calcext:value-type="float">
            <text:p>1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1875" calcext:value-type="float">
            <text:p>1.875</text:p>
          </table:table-cell>
          <table:table-cell table:formula="of:=[.E10]-[.G10]" office:value-type="float" office:value="34125" calcext:value-type="float">
            <text:p>34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1-22'.C9]" office:value-type="float" office:value="36700" calcext:value-type="float">
            <text:p>36.700</text:p>
          </table:table-cell>
          <table:table-cell table:formula="of:=[.D11]" office:value-type="float" office:value="36700" calcext:value-type="float">
            <text:p>36.700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$'SnyG701-22'.C8]" office:value-type="float" office:value="4500" calcext:value-type="float">
            <text:p>4.500</text:p>
          </table:table-cell>
          <table:table-cell table:formula="of:=[.E11]-[.G11]" office:value-type="float" office:value="32200" calcext:value-type="float">
            <text:p>32.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5"/>
          <table:table-cell table:formula="of:=[$GDR.F169]*-1" office:value-type="float" office:value="5191.15" calcext:value-type="float">
            <text:p>5.191</text:p>
          </table:table-cell>
          <table:table-cell table:formula="of:=[.E12]-[.G12]" office:value-type="float" office:value="-5191.15" calcext:value-type="float">
            <text:p>-5.191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3])" office:value-type="float" office:value="131250" calcext:value-type="float">
            <text:p>131.250</text:p>
          </table:table-cell>
          <table:table-cell table:style-name="ce264" table:formula="of:=SUM([.E4:.E13])" office:value-type="float" office:value="117700" calcext:value-type="float">
            <text:p>117.700</text:p>
          </table:table-cell>
          <table:table-cell table:style-name="ce266" table:formula="of:=SUM([.F4:.F13])" office:value-type="float" office:value="13550" calcext:value-type="float">
            <text:p>13.550</text:p>
          </table:table-cell>
          <table:table-cell table:style-name="ce264" table:formula="of:=SUM([.G4:.G13])" office:value-type="float" office:value="11566.15" calcext:value-type="float">
            <text:p>11.566</text:p>
          </table:table-cell>
          <table:table-cell table:style-name="ce264" table:formula="of:=SUM([.H4:.H13])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4]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3:.C24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Fehmi Arat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/>
          <table:table-cell/>
          <table:table-cell table:style-name="ce282" table:formula="of:=[.E14]+[.C18]-[.D18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18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number-columns-repeated="2"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3:.C24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3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5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36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Motorcu</text:p>
          </table:table-cell>
          <table:table-cell/>
          <table:table-cell table:style-name="Default"/>
          <table:table-cell table:style-name="ce283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 table:number-columns-repeated="2"/>
          <table:table-cell table:style-name="ce274"/>
          <table:table-cell table:style-name="ce283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3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7:.D53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 table:number-rows-repeated="2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8"/>
        <table:table-column table:style-name="co14" table:default-cell-style-name="ce260"/>
        <table:table-column table:style-name="co1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60])" office:value-type="float" office:value="50" calcext:value-type="float">
            <text:p>5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5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6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/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/>
          <table:table-cell table:style-name="ce282" table:formula="of:=[.E43]+[.C44]-[.D44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 table:number-rows-repeated="5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67:.D8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8"/>
        <table:table-column table:style-name="co19" table:default-cell-style-name="ce260"/>
        <table:table-column table:style-name="co20" table:default-cell-style-name="ce260"/>
        <table:table-column table:style-name="co21" table:default-cell-style-name="ce260"/>
        <table:table-column table:style-name="co11" table:default-cell-style-name="ce260"/>
        <table:table-column table:style-name="co22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30])" office:value-type="float" office:value="46500" calcext:value-type="float">
            <text:p>46.5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30])" office:value-type="float" office:value="45000" calcext:value-type="float">
            <text:p>45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3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office:value-type="float" office:value="1500" calcext:value-type="float">
            <text:p>1.500,00</text:p>
          </table:table-cell>
          <table:table-cell/>
          <table:table-cell table:style-name="ce282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9]/[.C23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Default" office:value-type="float" office:value="25000" calcext:value-type="float">
            <text:p>25000</text:p>
          </table:table-cell>
          <table:table-cell table:style-name="ce282" table:formula="of:=[.F25]+[.D26]-[.E26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 table:number-rows-repeated="2">
          <table:table-cell table:style-name="ce275"/>
          <table:table-cell table:style-name="ce258" table:number-columns-repeated="2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3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2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4:.E5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8"/>
        <table:table-column table:style-name="co23" table:default-cell-style-name="ce260"/>
        <table:table-column table:style-name="co24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8000" calcext:value-type="float">
            <text:p>48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12000" calcext:value-type="float">
            <text:p>1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1875" calcext:value-type="float">
            <text:p>1.8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4125" calcext:value-type="float">
            <text:p>34.125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282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280"/>
          <table:table-cell table:style-name="Default"/>
          <table:table-cell table:style-name="ce282" table:formula="of:=[.E20]+[.C21]-[.D2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258"/>
          <table:table-cell table:style-name="ce280"/>
          <table:table-cell/>
          <table:table-cell table:style-name="ce282" table:formula="of:=[.E21]+[.C22]-[.D22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/>
          <table:table-cell table:style-name="ce282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1875" calcext:value-type="float">
            <text:p>1.875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table:number-columns-repeated="3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table:number-columns-repeated="3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epozit</text:p>
          </table:table-cell>
          <table:table-cell/>
          <table:table-cell office:value-type="float" office:value="1500" calcext:value-type="float">
            <text:p>1.500,00</text:p>
          </table:table-cell>
          <table:table-cell table:number-columns-repeated="55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9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22</text:p>
          </table:table-cell>
          <table:table-cell/>
          <table:table-cell table:style-name="ce255" office:value-type="string" calcext:value-type="string">
            <text:p>Sanayi S2 Yazıhane Sol </text:p>
          </table:table-cell>
          <table:table-cell table:style-name="ce255" office:value-type="string" calcext:value-type="string">
            <text:p>240 m2</text:p>
          </table:table-cell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1-22" table:style-name="ta1">
        <table:table-column table:style-name="co11" table:default-cell-style-name="ce258"/>
        <table:table-column table:style-name="co32" table:default-cell-style-name="ce260"/>
        <table:table-column table:style-name="co11" table:number-columns-repeated="2" table:default-cell-style-name="ce260"/>
        <table:table-column table:style-name="co11" table:default-cell-style-name="ce282"/>
        <table:table-column table:style-name="co11" table:default-cell-style-name="ce260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1200" calcext:value-type="float">
            <text:p>41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8000" calcext:value-type="float">
            <text:p>8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6700" calcext:value-type="float">
            <text:p>36.7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5"/>
          <table:table-cell table:number-columns-repeated="4"/>
        </table:table-row>
        <table:table-row table:style-name="ro1">
          <table:table-cell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258"/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6]+[.C17]-[.D17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7]+[.C18]-[.D18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8]+[.C19]-[.D19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2">
        <table:table-column table:style-name="co33" table:default-cell-style-name="ce258"/>
        <table:table-column table:style-name="co34" table:default-cell-style-name="ce258"/>
        <table:table-column table:style-name="co30" table:default-cell-style-name="ce260"/>
        <table:table-column table:style-name="co17" table:default-cell-style-name="ce260"/>
        <table:table-column table:style-name="co35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279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280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280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280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280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280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280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0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0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276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280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276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280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280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280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280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280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0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0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280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5"/>
          <table:table-cell table:number-columns-repeated="2"/>
          <table:table-cell table:style-name="Default"/>
          <table:table-cell table:number-columns-repeated="2"/>
          <table:table-cell table:style-name="ce280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363"/>
          <table:table-cell/>
          <table:table-cell table:style-name="Default"/>
          <table:table-cell table:number-columns-repeated="2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2"/>
        <table:table-column table:style-name="co42" table:default-cell-style-name="Default"/>
        <table:table-column table:style-name="co43" table:default-cell-style-name="Default"/>
        <table:table-column table:style-name="co44" table:default-cell-style-name="ce280"/>
        <table:table-column table:style-name="co45" table:default-cell-style-name="Default"/>
        <table:table-column table:style-name="co46" table:default-cell-style-name="ce280"/>
        <table:table-column table:style-name="co11" table:default-cell-style-name="Default"/>
        <table:table-row table:style-name="ro1">
          <table:table-cell table:number-columns-repeated="4"/>
          <table:table-cell table:style-name="ce360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style-name="ce360" office:value-type="string" calcext:value-type="string">
            <text:p>TL</text:p>
          </table:table-cell>
          <table:table-cell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280" office:value-type="float" office:value="25000" calcext:value-type="float">
            <text:p>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69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280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69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368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2"/>
          <table:table-cell table:style-name="ce280"/>
          <table:table-cell/>
          <table:table-cell table:style-name="ce280"/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0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8]-[.F8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69" table:formula="of:=[.F8]/[.H8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0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8]+[.E9]-[.F9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69" table:formula="of:=[.F9]/[.H9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69" office:value-type="float" office:value="30645" calcext:value-type="float">
            <text:p>30.645,00</text:p>
          </table:table-cell>
          <table:table-cell table:style-name="ce323"/>
          <table:table-cell table:style-name="ce280" table:formula="of:=[.G9]+[.E10]-[.F10]" office:value-type="float" office:value="30645" calcext:value-type="float">
            <text:p>30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69" office:value-type="float" office:value="4000" calcext:value-type="float">
            <text:p>4.000,00</text:p>
          </table:table-cell>
          <table:table-cell table:style-name="ce323"/>
          <table:table-cell table:style-name="ce280" table:formula="of:=[.G10]+[.E11]-[.F11]" office:value-type="float" office:value="34645" calcext:value-type="float">
            <text:p>34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69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1]+[.E12]-[.F12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69" table:formula="of:=[.F12]/[.H12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64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2]+[.E13]-[.F13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69" table:formula="of:=[.F13]/[.H13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8:.E13])" office:value-type="currency" office:currency="TRY" office:value="34645" calcext:value-type="currency">
            <text:p>₺34.645,00</text:p>
          </table:table-cell>
          <table:table-cell table:style-name="ce370" table:formula="of:=SUM([.F8:.F13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368" table:formula="of:=SUM([.I8:.I13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371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371"/>
          <table:table-cell table:style-name="ce323"/>
          <table:table-cell table:style-name="ce280" table:formula="of:=[.G13]+[.E16]-[.F16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64" office:value-type="float" office:value="6200" calcext:value-type="float">
            <text:p>6200</text:p>
          </table:table-cell>
          <table:table-cell table:style-name="ce323"/>
          <table:table-cell table:style-name="ce280" table:formula="of:=[.G16]+[.E17]-[.F17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64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7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69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18]+[.E19]-[.F19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69" office:value-type="float" office:value="30000" calcext:value-type="float">
            <text:p>30.000,00</text:p>
          </table:table-cell>
          <table:table-cell table:style-name="ce323"/>
          <table:table-cell table:style-name="ce280" table:formula="of:=[.G19]+[.E20]-[.F20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3"> </text:span>nakit ödeme 20-3-7/12</text:p>
          </table:table-cell>
          <table:table-cell table:style-name="ce280"/>
          <table:table-cell table:style-name="ce364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0]+[.E21]-[.F21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3"> </text:span>Kira Ödemesii 20-8/12</text:p>
          </table:table-cell>
          <table:table-cell table:style-name="ce280"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1]+[.E22]-[.F22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64" office:value-type="float" office:value="7800" calcext:value-type="float">
            <text:p>7800</text:p>
          </table:table-cell>
          <table:table-cell table:style-name="ce323"/>
          <table:table-cell table:style-name="ce280" table:formula="of:=[.G22]+[.E23]-[.F23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64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3]+[.E24]-[.F24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69" office:value-type="float" office:value="3014" calcext:value-type="float">
            <text:p>3.014,00</text:p>
          </table:table-cell>
          <table:table-cell table:style-name="ce323"/>
          <table:table-cell table:style-name="ce280" table:formula="of:=[.G24]+[.E25]-[.F25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69" office:value-type="float" office:value="1610" calcext:value-type="float">
            <text:p>1.610,00</text:p>
          </table:table-cell>
          <table:table-cell table:style-name="ce323"/>
          <table:table-cell table:style-name="ce280" table:formula="of:=[.G25]+[.E26]-[.F26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69" office:value-type="float" office:value="35000" calcext:value-type="float">
            <text:p>35.000,00</text:p>
          </table:table-cell>
          <table:table-cell table:style-name="ce323"/>
          <table:table-cell table:style-name="ce280" table:formula="of:=[.G26]+[.E27]-[.F27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3"> 20-21 </text:span>Kira Bedeli 20-1-7/12</text:p>
          </table:table-cell>
          <table:table-cell/>
          <table:table-cell table:style-name="ce364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7]+[.E28]-[.F28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3"> 20-21 </text:span>Kira Bedeli 20-8/12          </text:p>
          </table:table-cell>
          <table:table-cell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8]+[.E29]-[.F29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3"> </text:span>Kira Ödemesi 20-9/12</text:p>
          </table:table-cell>
          <table:table-cell table:style-name="ce280"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9]+[.E30]-[.F30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64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0]+[.E31]-[.F31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7:.E31])" office:value-type="currency" office:currency="TRY" office:value="83624" calcext:value-type="currency">
            <text:p>₺83.624,00</text:p>
          </table:table-cell>
          <table:table-cell table:style-name="ce370" table:formula="of:=SUM([.F17:.F31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76"/>
          <table:table-cell table:style-name="ce366"/>
          <table:table-cell table:style-name="ce274"/>
          <table:table-cell/>
          <table:table-cell table:style-name="ce364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64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64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3">2020-21 </text:span>Kira Bedeli 9-10/12      senetli</text:p>
          </table:table-cell>
          <table:table-cell/>
          <table:table-cell table:style-name="ce364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1]+[.E36]-[.F36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3">2020-21 </text:span>Kira Bedeli 11-12/12    senetli</text:p>
          </table:table-cell>
          <table:table-cell/>
          <table:table-cell table:style-name="ce364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6]+[.E37]-[.F37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64" office:value-type="float" office:value="6800" calcext:value-type="float">
            <text:p>6800</text:p>
          </table:table-cell>
          <table:table-cell table:style-name="ce323"/>
          <table:table-cell table:style-name="ce280" table:formula="of:=[.G37]+[.E38]-[.F38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64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64" office:value-type="float" office:value="24000" calcext:value-type="float">
            <text:p>24000</text:p>
          </table:table-cell>
          <table:table-cell table:style-name="ce323"/>
          <table:table-cell table:style-name="ce280" table:formula="of:=[.G39]+[.E40]-[.F40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64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64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1]+[.E42]-[.F42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2]+[.E43]-[.F43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64"/>
          <table:table-cell table:style-name="ce364" office:value-type="float" office:value="2750" calcext:value-type="float">
            <text:p>2750</text:p>
          </table:table-cell>
          <table:table-cell table:style-name="ce280" table:formula="of:=[.G43]+[.E44]-[.F44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64" office:value-type="float" office:value="28800" calcext:value-type="float">
            <text:p>28800</text:p>
          </table:table-cell>
          <table:table-cell table:style-name="ce364"/>
          <table:table-cell table:style-name="ce280" table:formula="of:=[.G44]+[.E45]-[.F45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64"/>
          <table:table-cell table:style-name="ce364" office:value-type="float" office:value="28800" calcext:value-type="float">
            <text:p>2880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64" office:value-type="float" office:value="43160" calcext:value-type="float">
            <text:p>43160</text:p>
          </table:table-cell>
          <table:table-cell table:style-name="ce364"/>
          <table:table-cell table:style-name="ce280" table:formula="of:=[.G46]+[.E47]-[.F47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64"/>
          <table:table-cell table:style-name="ce364" office:value-type="float" office:value="43160" calcext:value-type="float">
            <text:p>4316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64" office:value-type="float" office:value="30000" calcext:value-type="float">
            <text:p>30000</text:p>
          </table:table-cell>
          <table:table-cell table:style-name="ce364"/>
          <table:table-cell table:style-name="ce280" table:formula="of:=[.G48]+[.E49]-[.F49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64"/>
          <table:table-cell table:style-name="ce364" office:value-type="float" office:value="30000" calcext:value-type="float">
            <text:p>3000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276"/>
          <table:table-cell table:number-columns-repeated="2"/>
          <table:table-cell table:style-name="ce364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6:.E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64"/>
          <table:table-cell table:style-name="ce370" table:formula="of:=SUM([.F36:.F50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364"/>
          <table:table-cell table:style-name="ce323"/>
          <table:table-cell table:number-columns-repeated="6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64"/>
          <table:table-cell table:style-name="ce323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2" office:value-type="float" office:value="48000" calcext:value-type="float">
            <text:p>48000</text:p>
          </table:table-cell>
          <table:table-cell table:style-name="ce323"/>
          <table:table-cell table:style-name="ce280" table:formula="of:=[.G50]+[.E59]-[.F59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64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59]+[.E60]-[.F60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64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0]+[.E61]-[.F61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64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1]+[.E62]-[.F62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364"/>
          <table:table-cell table:style-name="ce323" office:value-type="currency" office:currency="TRY" office:value="11769" calcext:value-type="currency">
            <text:p>₺11.769,00</text:p>
          </table:table-cell>
          <table:table-cell table:style-name="ce280" table:formula="of:=[.G62]+[.E63]-[.F63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364"/>
          <table:table-cell table:style-name="ce280" table:formula="of:=[.G63]+[.E64]-[.F64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64"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280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number-columns-repeated="2"/>
          <table:table-cell table:style-name="ce373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280" table:formula="of:=[.G65]+[.E66]-[.F66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6"/>
          <table:table-cell table:number-columns-repeated="2"/>
          <table:table-cell table:style-name="ce364"/>
          <table:table-cell table:style-name="ce373" office:value-type="currency" office:currency="TRY" office:value="11181.35" calcext:value-type="currency">
            <text:p>₺11.181,35</text:p>
          </table:table-cell>
          <table:table-cell table:style-name="ce280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67]+[.E68]-[.F68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64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68]+[.E69]-[.F69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64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69]+[.E70]-[.F70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64"/>
          <table:table-cell table:style-name="ce280" table:formula="of:=[.G70]+[.E71]-[.F71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64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71]+[.E72]-[.F72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64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2]+[.E73]-[.F73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4"/>
          <table:table-cell table:style-name="ce364"/>
          <table:table-cell table:style-name="ce323"/>
          <table:table-cell table:style-name="ce280" table:formula="of:=[.G73]+[.E74]-[.F74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6"/>
          <table:table-cell table:style-name="ce280" table:formula="of:=[.G74]+[.E75]-[.F75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6"/>
          <table:table-cell table:style-name="ce280" table:formula="of:=[.G75]+[.E76]-[.F76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6"/>
          <table:table-cell table:style-name="ce280" table:formula="of:=[.G76]+[.E77]-[.F77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6"/>
          <table:table-cell table:style-name="ce280" table:formula="of:=[.G77]+[.E78]-[.F78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68" table:formula="of:=SUM([.E59:.E72])" office:value-type="currency" office:currency="TRY" office:value="156073.71" calcext:value-type="currency">
            <text:p>₺156.073,71</text:p>
          </table:table-cell>
          <table:table-cell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 table:number-columns-repeated="2"/>
          <table:table-cell table:style-name="ce368" table:formula="of:=SUM([.F59:.F72])" office:value-type="currency" office:currency="TRY" office:value="147842.71" calcext:value-type="currency">
            <text:p>₺147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number-columns-repeated="2" table:default-cell-style-name="Default"/>
        <table:table-column table:style-name="co11" table:default-cell-style-name="ce280"/>
        <table:table-column table:style-name="co49" table:default-cell-style-name="ce280"/>
        <table:table-column table:style-name="co50" table:default-cell-style-name="ce280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 table:number-columns-repeated="2"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/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/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/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/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/>
          <table:table-cell table:style-name="ce260" office:value-type="float" office:value="-95.3" calcext:value-type="float">
            <text:p>-95,30</text:p>
          </table:table-cell>
          <table:table-cell table:style-name="ce260"/>
          <table:table-cell table:number-columns-repeated="3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office:value-type="string" calcext:value-type="string">
            <text:p>Toplam</text:p>
          </table:table-cell>
          <table:table-cell table:style-name="ce279" table:formula="of:=SUM([.F4:.F15])" office:value-type="float" office:value="-2399.42" calcext:value-type="float">
            <text:p>-2.399,42</text:p>
          </table:table-cell>
          <table:table-cell table:style-name="ce260"/>
          <table:table-cell table:style-name="ce279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4">Elektrik 1</text:span>-2019</text:p>
          </table:table-cell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/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/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10</text:span>-2019</text:p>
          </table:table-cell>
          <table:table-cell table:number-columns-repeated="2"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/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3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office:value-type="string" calcext:value-type="string">
            <text:p>Toplam</text:p>
          </table:table-cell>
          <table:table-cell table:style-name="ce279" table:formula="of:=SUM([.F19:.F32])" office:value-type="float" office:value="-3104.82" calcext:value-type="float">
            <text:p>-3.104,82</text:p>
          </table:table-cell>
          <table:table-cell table:style-name="ce260"/>
          <table:table-cell table:style-name="ce279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58" table:number-columns-repeated="2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/>
          <table:table-cell table:style-name="ce279"/>
          <table:table-cell table:style-name="ce260"/>
          <table:table-cell table:style-name="ce279"/>
          <table:table-cell table:number-columns-repeated="2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 table:number-columns-repeated="2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 table:number-columns-repeated="2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 table:number-columns-repeated="2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 table:number-columns-repeated="2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 table:number-columns-repeated="2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 table:number-columns-repeated="2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 table:number-columns-repeated="2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3"/>
          <table:table-cell table:style-name="ce260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3">Elektrik </text:span>02-2020</text:p>
          </table:table-cell>
          <table:table-cell table:style-name="ce260" table:number-columns-repeated="3"/>
          <table:table-cell table:style-name="ce260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3">Elektrik </text:span>03-2020</text:p>
          </table:table-cell>
          <table:table-cell table:style-name="ce260" table:number-columns-repeated="3"/>
          <table:table-cell table:style-name="ce260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 table:number-columns-repeated="2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3">Elektrik </text:span>05-2020</text:p>
          </table:table-cell>
          <table:table-cell/>
          <table:table-cell table:style-name="ce260"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3">Elektrik </text:span>06-2020</text:p>
          </table:table-cell>
          <table:table-cell/>
          <table:table-cell table:style-name="ce260"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3">Elektrik </text:span>07-2020</text:p>
          </table:table-cell>
          <table:table-cell/>
          <table:table-cell table:style-name="ce260"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3">Elektrik </text:span>08-2020</text:p>
          </table:table-cell>
          <table:table-cell/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3">Elektrik </text:span>09-2020</text:p>
          </table:table-cell>
          <table:table-cell/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3">Elektrik </text:span>10-2020</text:p>
          </table:table-cell>
          <table:table-cell/>
          <table:table-cell table:style-name="ce260"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3">Elektrik </text:span>11-2020</text:p>
          </table:table-cell>
          <table:table-cell/>
          <table:table-cell table:style-name="ce260"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3">Elektrik </text:span>12-2020</text:p>
          </table:table-cell>
          <table:table-cell/>
          <table:table-cell table:style-name="ce260"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 table:number-columns-repeated="2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 table:number-columns-repeated="2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 table:number-columns-repeated="2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 table:number-columns-repeated="2"/>
          <table:table-cell table:style-name="ce279" table:formula="of:=SUM([.F38:.F61])" office:value-type="float" office:value="-5097.07" calcext:value-type="float">
            <text:p>-5.097,07</text:p>
          </table:table-cell>
          <table:table-cell table:style-name="ce260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275"/>
          <table:table-cell table:style-name="ce258"/>
          <table:table-cell table:style-name="ce26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 table:number-columns-repeated="2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 table:number-columns-repeated="2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ce279" table:formula="of:=SUM([.F66:.F67])" office:value-type="float" office:value="-2000" calcext:value-type="float">
            <text:p>-2.000,00</text:p>
          </table:table-cell>
          <table:table-cell table:style-name="ce260"/>
          <table:table-cell table:number-columns-repeated="3"/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7" table:formula="of:=SUM([.F70:.F76])" office:value-type="float" office:value="-5500" calcext:value-type="float">
            <text:p>-5.500,00</text:p>
          </table:table-cell>
          <table:table-cell table:style-name="ce260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7" table:formula="of:=SUM([.F79:.F88])" office:value-type="float" office:value="-21220" calcext:value-type="float">
            <text:p>-21.220,00</text:p>
          </table:table-cell>
          <table:table-cell table:style-name="ce260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260"/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table:style-name="ce260"/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81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281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281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4"/>
          <table:table-cell table:style-name="ce260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 table:number-columns-repeated="2"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 table:number-columns-repeated="2"/>
          <table:table-cell table:style-name="ce260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/>
          <table:table-cell/>
          <table:table-cell table:style-name="ce260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 table:number-columns-repeated="2"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 table:number-columns-repeated="2"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/>
          <table:table-cell table:style-name="ce260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/>
          <table:table-cell table:style-name="ce260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/>
          <table:table-cell table:style-name="ce260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/>
          <table:table-cell table:style-name="ce260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 table:number-columns-repeated="2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 table:number-columns-repeated="2"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/>
          <table:table-cell table:style-name="ce279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/>
          <table:table-cell table:style-name="ce260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58"/>
          <table:table-cell table:style-name="ce363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/>
          <table:table-cell table:style-name="ce273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/>
          <table:table-cell table:style-name="ce273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/>
          <table:table-cell table:style-name="ce260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/>
          <table:table-cell table:style-name="ce260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/>
          <table:table-cell table:style-name="ce260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/>
          <table:table-cell table:style-name="ce260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/>
          <table:table-cell table:style-name="ce260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/>
          <table:table-cell table:style-name="ce260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/>
          <table:table-cell table:style-name="ce260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/>
          <table:table-cell table:style-name="ce279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/>
          <table:table-cell table:style-name="ce260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/>
          <table:table-cell table:style-name="ce273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/>
          <table:table-cell table:style-name="ce273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/>
          <table:table-cell table:style-name="ce260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/>
          <table:table-cell table:style-name="ce260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/>
          <table:table-cell table:style-name="ce260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/>
          <table:table-cell table:style-name="ce260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/>
          <table:table-cell table:style-name="ce260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7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281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60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1-30" calcext:value-type="date">
            <text:p>30.01.2022</text:p>
          </table:table-cell>
          <table:table-cell table:style-name="ce258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2-28" calcext:value-type="date">
            <text:p>28.02.2022</text:p>
          </table:table-cell>
          <table:table-cell table:style-name="ce258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3-30" calcext:value-type="date">
            <text:p>30.03.2022</text:p>
          </table:table-cell>
          <table:table-cell table:style-name="ce258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9-30" calcext:value-type="date">
            <text:p>30.09.2022</text:p>
          </table:table-cell>
          <table:table-cell table:style-name="ce258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G701-22</text:p>
          </table:table-cell>
          <table:table-cell table:number-columns-repeated="4"/>
          <table:table-cell table:formula="of:=[$'SnyG701-22'.C8]*-1" office:value-type="float" office:value="-4500" calcext:value-type="float">
            <text:p>-4.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7" table:formula="of:=SUM([.F151:.F168])" office:value-type="float" office:value="-5191.15" calcext:value-type="float">
            <text:p>-5.1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29" table:number-columns-repeated="2" table:default-cell-style-name="Default"/>
        <table:table-column table:style-name="co51" table:default-cell-style-name="Default"/>
        <table:table-column table:style-name="co52" table:default-cell-style-name="ce299"/>
        <table:table-column table:style-name="co53" table:default-cell-style-name="Default"/>
        <table:table-column table:style-name="co54" table:default-cell-style-name="Default"/>
        <table:table-column table:style-name="co54" table:default-cell-style-name="ce395"/>
        <table:table-column table:style-name="co51" table:default-cell-style-name="Default"/>
        <table:table-column table:style-name="co52" table:default-cell-style-name="ce299"/>
        <table:table-column table:style-name="co55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54" table:default-cell-style-name="ce395"/>
        <table:table-column table:style-name="co5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392"/>
          <table:table-cell table:number-columns-repeated="5"/>
          <table:table-cell table:style-name="ce393"/>
          <table:table-cell table:number-columns-repeated="2"/>
          <table:table-cell table:style-name="ce392" table:number-columns-repeated="2"/>
          <table:table-cell table:style-name="ce422" office:value-type="string" calcext:value-type="string">
            <text:p>Doğuş kapanışta nazanın toplam borcu 126.714,21 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9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6" office:value-type="string" calcext:value-type="string">
            <text:p>hacı</text:p>
          </table:table-cell>
          <table:table-cell/>
          <table:table-cell table:style-name="ce393" office:value-type="string" calcext:value-type="string">
            <text:p>nazan</text:p>
          </table:table-cell>
          <table:table-cell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number-columns-repeated="2"/>
          <table:table-cell table:style-name="ce396" office:value-type="string" calcext:value-type="string">
            <text:p>naz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LİR</text:p>
          </table:table-cell>
          <table:table-cell/>
          <table:table-cell table:style-name="ce39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39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number-columns-repeated="2"/>
          <table:table-cell table:style-name="ce396" office:value-type="string" calcext:value-type="string">
            <text:p>bakiy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6" office:value-type="string" calcext:value-type="string">
            <text:p>TL</text:p>
          </table:table-cell>
          <table:table-cell/>
          <table:table-cell table:style-name="ce39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6" office:value-type="string" calcext:value-type="string">
            <text:p>USD</text:p>
          </table:table-cell>
          <table:table-cell/>
          <table:table-cell table:style-name="ce39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USDTRY</text:p>
          </table:table-cell>
          <table:table-cell office:value-type="string" calcext:value-type="string">
            <text:p>USD</text:p>
          </table:table-cell>
          <table:table-cell table:style-name="ce396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number-columns-repeated="4"/>
          <table:table-cell table:style-name="Default"/>
          <table:table-cell/>
          <table:table-cell table:style-name="ce423" table:formula="of:=[.N7]*-1" office:value-type="currency" office:currency="TRY" office:value="-126714.21" calcext:value-type="currency">
            <text:p>-₺126.714,21</text:p>
          </table:table-cell>
        </table:table-row>
        <table:table-row table:style-name="ro1">
          <table:table-cell/>
          <table:table-cell table:style-name="ce346" office:value-type="string" calcext:value-type="string">
            <text:p>1203m2 arsa</text:p>
          </table:table-cell>
          <table:table-cell table:style-name="ce342" office:value-type="currency" office:currency="TRY" office:value="450000" calcext:value-type="currency">
            <text:p>₺450.000,00</text:p>
          </table:table-cell>
          <table:table-cell/>
          <table:table-cell table:style-name="ce394" office:value-type="percentage" office:value="0.5" calcext:value-type="percentage">
            <text:p>%50,00</text:p>
          </table:table-cell>
          <table:table-cell table:number-columns-repeated="2"/>
          <table:table-cell table:style-name="ce416" office:value-type="currency" office:currency="USD" office:value="225000" calcext:value-type="currency">
            <text:p>$225.000,00</text:p>
          </table:table-cell>
          <table:table-cell/>
          <table:table-cell table:style-name="ce394" office:value-type="percentage" office:value="0.5" calcext:value-type="percentage">
            <text:p>%50,00</text:p>
          </table:table-cell>
          <table:table-cell table:number-columns-repeated="2"/>
          <table:table-cell table:style-name="ce364"/>
          <table:table-cell table:style-name="ce420" office:value-type="string" calcext:value-type="string">
            <text:p>doğuş kapanış</text:p>
          </table:table-cell>
          <table:table-cell table:style-name="ce416" office:value-type="currency" office:currency="USD" office:value="225000" calcext:value-type="currency">
            <text:p>$225.000,00</text:p>
          </table:table-cell>
          <table:table-cell table:number-columns-repeated="2"/>
        </table:table-row>
        <table:table-row table:style-name="ro1">
          <table:table-cell table:style-name="ce281" office:value-type="float" office:value="2018" calcext:value-type="float">
            <text:p>2018</text:p>
          </table:table-cell>
          <table:table-cell table:style-name="ce281"/>
          <table:table-cell table:number-columns-repeated="2"/>
          <table:table-cell table:style-name="ce394" table:formula="of:=[.H6]/[.$C$6]" office:value-type="percentage" office:value="0.5" calcext:value-type="percentage">
            <text:p>%50,00</text:p>
          </table:table-cell>
          <table:table-cell table:number-columns-repeated="2"/>
          <table:table-cell table:style-name="ce417" table:formula="of:=[.H6]+[.N7]" office:value-type="currency" office:currency="USD" office:value="351714.21" calcext:value-type="currency">
            <text:p>$351.714,21</text:p>
          </table:table-cell>
          <table:table-cell/>
          <table:table-cell table:style-name="ce394" table:formula="of:=[.O7]/[.$C$6]" office:value-type="percentage" office:value="0.218412866666667" calcext:value-type="percentage">
            <text:p>%21,84</text:p>
          </table:table-cell>
          <table:table-cell table:number-columns-repeated="2"/>
          <table:table-cell table:style-name="ce364"/>
          <table:table-cell table:style-name="ce421" office:value-type="currency" office:currency="USD" office:value="126714.21" calcext:value-type="currency">
            <text:p>$126.714,21</text:p>
          </table:table-cell>
          <table:table-cell table:style-name="ce417" table:formula="of:=[.O6]-[.N7]" office:value-type="currency" office:currency="USD" office:value="98285.79" calcext:value-type="currency">
            <text:p>$98.285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42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94" table:formula="of:=[.H7]/[.$C$6]" office:value-type="percentage" office:value="0.781587133333333" calcext:value-type="percentage">
            <text:p>%78,16</text:p>
          </table:table-cell>
          <table:table-cell table:style-name="ce392" table:formula="of:=[.E8]*[.C8]" office:value-type="currency" office:currency="TRY" office:value="16413.3298" calcext:value-type="currency">
            <text:p>₺16.413,33</text:p>
          </table:table-cell>
          <table:table-cell table:style-name="ce392" table:formula="of:=[.G7]+[.F8]" office:value-type="currency" office:currency="TRY" office:value="16413.3298" calcext:value-type="currency">
            <text:p>₺16.413,33</text:p>
          </table:table-cell>
          <table:table-cell table:style-name="ce418" table:formula="of:=[.H7]-[.N8]" office:value-type="currency" office:currency="TRY" office:value="350883.291485507" calcext:value-type="currency">
            <text:p>₺350.883,29</text:p>
          </table:table-cell>
          <table:table-cell/>
          <table:table-cell table:style-name="ce394" table:formula="of:=[.O7]/[.$C$6]" office:value-type="percentage" office:value="0.218412866666667" calcext:value-type="percentage">
            <text:p>%21,84</text:p>
          </table:table-cell>
          <table:table-cell table:style-name="ce392" table:formula="of:=[.J8]*[.C8]" office:value-type="currency" office:currency="TRY" office:value="4586.6702" calcext:value-type="currency">
            <text:p>₺4.586,67</text:p>
          </table:table-cell>
          <table:table-cell table:style-name="ce392" table:formula="of:=[.L7]+[.K8]" office:value-type="currency" office:currency="TRY" office:value="4586.6702" calcext:value-type="currency">
            <text:p>₺4.586,67</text:p>
          </table:table-cell>
          <table:table-cell office:value-type="float" office:value="5.52" calcext:value-type="float">
            <text:p>5,52</text:p>
          </table:table-cell>
          <table:table-cell table:style-name="ce392" table:formula="of:=[.K8]/[.M8]" office:value-type="currency" office:currency="TRY" office:value="830.918514492754" calcext:value-type="currency">
            <text:p>₺830,92</text:p>
          </table:table-cell>
          <table:table-cell table:style-name="ce417" table:formula="of:=[.O7]+[.N8]" office:value-type="currency" office:currency="USD" office:value="99116.7085144927" calcext:value-type="currency">
            <text:p>$99.116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27" table:formula="of:=[$GDR.F16]" office:value-type="currency" office:currency="USD" office:value="-2399.42" calcext:value-type="currency">
            <text:p>-$2.399,42</text:p>
          </table:table-cell>
          <table:table-cell table:style-name="ce392"/>
          <table:table-cell table:style-name="ce394" table:formula="of:=[.H8]/[.$C$6]" office:value-type="percentage" office:value="0.779740647745572" calcext:value-type="percentage">
            <text:p>%77,97</text:p>
          </table:table-cell>
          <table:table-cell table:style-name="ce392" table:formula="of:=[.E9]*[.C9]" office:value-type="currency" office:currency="TRY" office:value="-1870.92530501368" calcext:value-type="currency">
            <text:p>-₺1.870,93</text:p>
          </table:table-cell>
          <table:table-cell table:style-name="ce392" table:formula="of:=[.G8]+[.F9]" office:value-type="currency" office:currency="TRY" office:value="14542.4044949863" calcext:value-type="currency">
            <text:p>₺14.542,40</text:p>
          </table:table-cell>
          <table:table-cell table:style-name="ce418" table:formula="of:=[.H8]-[.N9]" office:value-type="currency" office:currency="TRY" office:value="350979.033278077" calcext:value-type="currency">
            <text:p>₺350.979,03</text:p>
          </table:table-cell>
          <table:table-cell table:style-name="ce392"/>
          <table:table-cell table:style-name="ce394" table:formula="of:=[.O8]/[.$C$6]" office:value-type="percentage" office:value="0.220259352254428" calcext:value-type="percentage">
            <text:p>%22,03</text:p>
          </table:table-cell>
          <table:table-cell table:style-name="ce392" table:formula="of:=[.J9]*[.C9]" office:value-type="currency" office:currency="TRY" office:value="-528.49469498632" calcext:value-type="currency">
            <text:p>-₺528,49</text:p>
          </table:table-cell>
          <table:table-cell table:style-name="ce392" table:formula="of:=[.L8]+[.K9]" office:value-type="currency" office:currency="TRY" office:value="4058.17550501368" calcext:value-type="currency">
            <text:p>₺4.058,18</text:p>
          </table:table-cell>
          <table:table-cell office:value-type="float" office:value="5.52" calcext:value-type="float">
            <text:p>5,52</text:p>
          </table:table-cell>
          <table:table-cell table:style-name="ce392" table:formula="of:=[.K9]/[.M9]" office:value-type="currency" office:currency="TRY" office:value="-95.7417925699856" calcext:value-type="currency">
            <text:p>-₺95,74</text:p>
          </table:table-cell>
          <table:table-cell table:style-name="ce417" table:formula="of:=[.O8]+[.N9]" office:value-type="currency" office:currency="USD" office:value="99020.9667219228" calcext:value-type="currency">
            <text:p>$99.020,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/>
          <table:table-cell table:style-name="ce419" table:formula="of:=[.L9]+[.G9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1" office:value-type="float" office:value="2019" calcext:value-type="float">
            <text:p>2019</text:p>
          </table:table-cell>
          <table:table-cell table:style-name="ce281"/>
          <table:table-cell table:number-columns-repeated="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7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table:style-name="ce342" table:formula="of:=[$GLR.F8]+[$GLR.F9]+[$GLR.F13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9]/[.$C$6]" office:value-type="percentage" office:value="0.779953407284616" calcext:value-type="percentage">
            <text:p>%78,00</text:p>
          </table:table-cell>
          <table:table-cell table:style-name="ce392" table:formula="of:=[.E12]*[.C12]" office:value-type="currency" office:currency="TRY" office:value="17548.9516639039" calcext:value-type="currency">
            <text:p>₺17.548,95</text:p>
          </table:table-cell>
          <table:table-cell table:style-name="ce392" table:formula="of:=[.G9]+[.F12]" office:value-type="currency" office:currency="TRY" office:value="32091.3561588902" calcext:value-type="currency">
            <text:p>₺32.091,36</text:p>
          </table:table-cell>
          <table:table-cell table:style-name="ce418" table:formula="of:=[.H9]-[.N12]" office:value-type="currency" office:currency="TRY" office:value="350114.975976839" calcext:value-type="currency">
            <text:p>₺350.114,98</text:p>
          </table:table-cell>
          <table:table-cell/>
          <table:table-cell table:style-name="ce394" table:formula="of:=[.O9]/[.$C$6]" office:value-type="percentage" office:value="0.220046592715384" calcext:value-type="percentage">
            <text:p>%22,00</text:p>
          </table:table-cell>
          <table:table-cell table:style-name="ce392" table:formula="of:=[.J12]*[.C12]" office:value-type="currency" office:currency="TRY" office:value="4951.04833609614" calcext:value-type="currency">
            <text:p>₺4.951,05</text:p>
          </table:table-cell>
          <table:table-cell table:style-name="ce392" table:formula="of:=[.L9]+[.K12]" office:value-type="currency" office:currency="TRY" office:value="9009.22384110982" calcext:value-type="currency">
            <text:p>₺9.009,22</text:p>
          </table:table-cell>
          <table:table-cell office:value-type="float" office:value="5.73" calcext:value-type="float">
            <text:p>5,73</text:p>
          </table:table-cell>
          <table:table-cell table:style-name="ce392" table:formula="of:=[.K12]/[.M12]" office:value-type="currency" office:currency="TRY" office:value="864.057301238418" calcext:value-type="currency">
            <text:p>₺864,06</text:p>
          </table:table-cell>
          <table:table-cell table:style-name="ce417" table:formula="of:=[.O9]+[.N12]" office:value-type="currency" office:currency="USD" office:value="99885.0240231612" calcext:value-type="currency">
            <text:p>$99.885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42" table:formula="of:=[$GLR.F12]" office:value-type="currency" office:currency="TRY" office:value="4000" calcext:value-type="currency">
            <text:p>₺4.000,00</text:p>
          </table:table-cell>
          <table:table-cell/>
          <table:table-cell table:style-name="ce394" table:formula="of:=[.H12]/[.$C$6]" office:value-type="percentage" office:value="0.778033279948531" calcext:value-type="percentage">
            <text:p>%77,80</text:p>
          </table:table-cell>
          <table:table-cell table:style-name="ce392" table:formula="of:=[.E13]*[.C13]" office:value-type="currency" office:currency="TRY" office:value="3112.13311979412" calcext:value-type="currency">
            <text:p>₺3.112,13</text:p>
          </table:table-cell>
          <table:table-cell table:style-name="ce392" table:formula="of:=[.G12]+[.F13]" office:value-type="currency" office:currency="TRY" office:value="35203.4892786843" calcext:value-type="currency">
            <text:p>₺35.203,49</text:p>
          </table:table-cell>
          <table:table-cell table:style-name="ce418" table:formula="of:=[.H12]-[.N13]" office:value-type="currency" office:currency="TRY" office:value="349960.025386925" calcext:value-type="currency">
            <text:p>₺349.960,03</text:p>
          </table:table-cell>
          <table:table-cell/>
          <table:table-cell table:style-name="ce394" table:formula="of:=[.O12]/[.$C$6]" office:value-type="percentage" office:value="0.221966720051469" calcext:value-type="percentage">
            <text:p>%22,20</text:p>
          </table:table-cell>
          <table:table-cell table:style-name="ce392" table:formula="of:=[.J13]*[.C13]" office:value-type="currency" office:currency="TRY" office:value="887.866880205877" calcext:value-type="currency">
            <text:p>₺887,87</text:p>
          </table:table-cell>
          <table:table-cell table:style-name="ce392" table:formula="of:=[.L12]+[.K13]" office:value-type="currency" office:currency="TRY" office:value="9897.09072131569" calcext:value-type="currency">
            <text:p>₺9.897,09</text:p>
          </table:table-cell>
          <table:table-cell office:value-type="float" office:value="5.73" calcext:value-type="float">
            <text:p>5,73</text:p>
          </table:table-cell>
          <table:table-cell table:style-name="ce392" table:formula="of:=[.K13]/[.M13]" office:value-type="currency" office:currency="TRY" office:value="154.950589913766" calcext:value-type="currency">
            <text:p>₺154,95</text:p>
          </table:table-cell>
          <table:table-cell table:style-name="ce417" table:formula="of:=[.O12]+[.N13]" office:value-type="currency" office:currency="USD" office:value="100039.974613075" calcext:value-type="currency">
            <text:p>$100.039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27" table:formula="of:=[$GDR.F33]" office:value-type="currency" office:currency="USD" office:value="-3104.82" calcext:value-type="currency">
            <text:p>-$3.104,82</text:p>
          </table:table-cell>
          <table:table-cell table:style-name="ce392"/>
          <table:table-cell table:style-name="ce394" table:formula="of:=[.H13]/[.$C$6]" office:value-type="percentage" office:value="0.777688945304278" calcext:value-type="percentage">
            <text:p>%77,77</text:p>
          </table:table-cell>
          <table:table-cell table:style-name="ce392" table:formula="of:=[.E14]*[.C14]" office:value-type="currency" office:currency="TRY" office:value="-2414.58419115963" calcext:value-type="currency">
            <text:p>-₺2.414,58</text:p>
          </table:table-cell>
          <table:table-cell table:style-name="ce392" table:formula="of:=[.G13]+[.F14]" office:value-type="currency" office:currency="TRY" office:value="32788.9050875247" calcext:value-type="currency">
            <text:p>₺32.788,91</text:p>
          </table:table-cell>
          <table:table-cell table:style-name="ce418" table:formula="of:=[.H13]-[.N14]" office:value-type="currency" office:currency="TRY" office:value="350080.485388468" calcext:value-type="currency">
            <text:p>₺350.080,49</text:p>
          </table:table-cell>
          <table:table-cell table:style-name="ce392"/>
          <table:table-cell table:style-name="ce394" table:formula="of:=[.O13]/[.$C$6]" office:value-type="percentage" office:value="0.222311054695722" calcext:value-type="percentage">
            <text:p>%22,23</text:p>
          </table:table-cell>
          <table:table-cell table:style-name="ce392" table:formula="of:=[.J14]*[.C14]" office:value-type="currency" office:currency="TRY" office:value="-690.235808840372" calcext:value-type="currency">
            <text:p>-₺690,24</text:p>
          </table:table-cell>
          <table:table-cell table:style-name="ce392" table:formula="of:=[.L13]+[.K14]" office:value-type="currency" office:currency="TRY" office:value="9206.85491247532" calcext:value-type="currency">
            <text:p>₺9.206,85</text:p>
          </table:table-cell>
          <table:table-cell office:value-type="float" office:value="5.73" calcext:value-type="float">
            <text:p>5,73</text:p>
          </table:table-cell>
          <table:table-cell table:style-name="ce392" table:formula="of:=[.K14]/[.M14]" office:value-type="currency" office:currency="TRY" office:value="-120.460001542822" calcext:value-type="currency">
            <text:p>-₺120,46</text:p>
          </table:table-cell>
          <table:table-cell table:style-name="ce417" table:formula="of:=[.O13]+[.N14]" office:value-type="currency" office:currency="USD" office:value="99919.5146115321" calcext:value-type="currency">
            <text:p>$99.919,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92"/>
          <table:table-cell table:style-name="ce394"/>
          <table:table-cell table:number-columns-repeated="4"/>
          <table:table-cell table:style-name="ce394"/>
          <table:table-cell table:style-name="ce392"/>
          <table:table-cell table:style-name="ce419" table:formula="of:=[.L14]+[.G14]" office:value-type="currency" office:currency="TRY" office:value="41995.76" calcext:value-type="currency">
            <text:p>₺41.995,76</text:p>
          </table:table-cell>
          <table:table-cell/>
          <table:table-cell table:style-name="ce392"/>
          <table:table-cell table:style-name="ce417"/>
          <table:table-cell table:number-columns-repeated="2"/>
        </table:table-row>
        <table:table-row table:style-name="ro1">
          <table:table-cell table:style-name="ce281" office:value-type="float" office:value="2020" calcext:value-type="float">
            <text:p>2020</text:p>
          </table:table-cell>
          <table:table-cell table:style-name="ce281"/>
          <table:table-cell table:number-columns-repeated="2"/>
          <table:table-cell table:style-name="ce394"/>
          <table:table-cell table:number-columns-repeated="4"/>
          <table:table-cell table:style-name="ce394"/>
          <table:table-cell table:number-columns-repeated="7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table:style-name="ce342" table:formula="of:=[$GLR.F18]" office:value-type="currency" office:currency="TRY" office:value="6200" calcext:value-type="currency">
            <text:p>₺6.200,00</text:p>
          </table:table-cell>
          <table:table-cell/>
          <table:table-cell table:style-name="ce394" table:formula="of:=[.H14]/[.$C$6]" office:value-type="percentage" office:value="0.777956634196595" calcext:value-type="percentage">
            <text:p>%77,80</text:p>
          </table:table-cell>
          <table:table-cell table:style-name="ce392" table:formula="of:=[.E17]*[.C17]" office:value-type="currency" office:currency="TRY" office:value="4823.33113201889" calcext:value-type="currency">
            <text:p>₺4.823,33</text:p>
          </table:table-cell>
          <table:table-cell table:style-name="ce392" table:formula="of:=[.G14]+[.F17]" office:value-type="currency" office:currency="TRY" office:value="37612.2362195436" calcext:value-type="currency">
            <text:p>₺37.612,24</text:p>
          </table:table-cell>
          <table:table-cell table:style-name="ce418" table:formula="of:=[.H14]-[.N17]" office:value-type="currency" office:currency="TRY" office:value="349866.384475874" calcext:value-type="currency">
            <text:p>₺349.866,38</text:p>
          </table:table-cell>
          <table:table-cell/>
          <table:table-cell table:style-name="ce394" table:formula="of:=[.O14]/[.$C$6]" office:value-type="percentage" office:value="0.222043365803405" calcext:value-type="percentage">
            <text:p>%22,20</text:p>
          </table:table-cell>
          <table:table-cell table:style-name="ce392" table:formula="of:=[.J17]*[.C17]" office:value-type="currency" office:currency="TRY" office:value="1376.66886798111" calcext:value-type="currency">
            <text:p>₺1.376,67</text:p>
          </table:table-cell>
          <table:table-cell table:style-name="ce392" table:formula="of:=[.L14]+[.K17]" office:value-type="currency" office:currency="TRY" office:value="10583.5237804564" calcext:value-type="currency">
            <text:p>₺10.583,52</text:p>
          </table:table-cell>
          <table:table-cell office:value-type="float" office:value="6.43" calcext:value-type="float">
            <text:p>6,43</text:p>
          </table:table-cell>
          <table:table-cell table:style-name="ce392" table:formula="of:=[.K17]/[.M17]" office:value-type="currency" office:currency="TRY" office:value="214.100912594263" calcext:value-type="currency">
            <text:p>₺214,10</text:p>
          </table:table-cell>
          <table:table-cell table:style-name="ce417" table:formula="of:=[.O14]+[.N17]" office:value-type="currency" office:currency="USD" office:value="100133.615524126" calcext:value-type="currency">
            <text:p>$100.133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42" table:formula="of:=[$GLR.F24]" office:value-type="currency" office:currency="TRY" office:value="7800" calcext:value-type="currency">
            <text:p>₺7.800,00</text:p>
          </table:table-cell>
          <table:table-cell/>
          <table:table-cell table:style-name="ce394" table:formula="of:=[.H17]/[.$C$6]" office:value-type="percentage" office:value="0.77748085439083" calcext:value-type="percentage">
            <text:p>%77,75</text:p>
          </table:table-cell>
          <table:table-cell table:style-name="ce392" table:formula="of:=[.E18]*[.C18]" office:value-type="currency" office:currency="TRY" office:value="6064.35066424848" calcext:value-type="currency">
            <text:p>₺6.064,35</text:p>
          </table:table-cell>
          <table:table-cell table:style-name="ce392" table:formula="of:=[.G17]+[.F18]" office:value-type="currency" office:currency="TRY" office:value="43676.5868837921" calcext:value-type="currency">
            <text:p>₺43.676,59</text:p>
          </table:table-cell>
          <table:table-cell table:style-name="ce418" table:formula="of:=[.H17]-[.N18]" office:value-type="currency" office:currency="TRY" office:value="349652.634557678" calcext:value-type="currency">
            <text:p>₺349.652,63</text:p>
          </table:table-cell>
          <table:table-cell/>
          <table:table-cell table:style-name="ce394" table:formula="of:=[.O17]/[.$C$6]" office:value-type="percentage" office:value="0.22251914560917" calcext:value-type="percentage">
            <text:p>%22,25</text:p>
          </table:table-cell>
          <table:table-cell table:style-name="ce392" table:formula="of:=[.J18]*[.C18]" office:value-type="currency" office:currency="TRY" office:value="1735.64933575152" calcext:value-type="currency">
            <text:p>₺1.735,65</text:p>
          </table:table-cell>
          <table:table-cell table:style-name="ce392" table:formula="of:=[.L17]+[.K18]" office:value-type="currency" office:currency="TRY" office:value="12319.173116208" calcext:value-type="currency">
            <text:p>₺12.319,17</text:p>
          </table:table-cell>
          <table:table-cell office:value-type="float" office:value="8.12" calcext:value-type="float">
            <text:p>8,12</text:p>
          </table:table-cell>
          <table:table-cell table:style-name="ce392" table:formula="of:=[.K18]/[.M18]" office:value-type="currency" office:currency="TRY" office:value="213.749918196" calcext:value-type="currency">
            <text:p>₺213,75</text:p>
          </table:table-cell>
          <table:table-cell table:style-name="ce417" table:formula="of:=[.O17]+[.N18]" office:value-type="currency" office:currency="USD" office:value="100347.365442322" calcext:value-type="currency">
            <text:p>$100.347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27" table:formula="of:=[$GDR.F68]" office:value-type="currency" office:currency="USD" office:value="-2000" calcext:value-type="currency">
            <text:p>-$2.000,00</text:p>
          </table:table-cell>
          <table:table-cell table:style-name="ce392"/>
          <table:table-cell table:style-name="ce394" table:formula="of:=[.H18]/[.$C$6]" office:value-type="percentage" office:value="0.777005854572617" calcext:value-type="percentage">
            <text:p>%77,70</text:p>
          </table:table-cell>
          <table:table-cell table:style-name="ce392" table:formula="of:=[.E19]*[.C19]" office:value-type="currency" office:currency="TRY" office:value="-1554.01170914523" calcext:value-type="currency">
            <text:p>-₺1.554,01</text:p>
          </table:table-cell>
          <table:table-cell table:style-name="ce392" table:formula="of:=[.G18]+[.F19]" office:value-type="currency" office:currency="TRY" office:value="42122.5751746468" calcext:value-type="currency">
            <text:p>₺42.122,58</text:p>
          </table:table-cell>
          <table:table-cell table:style-name="ce418" table:formula="of:=[.H18]-[.N19]" office:value-type="currency" office:currency="TRY" office:value="349707.559224039" calcext:value-type="currency">
            <text:p>₺349.707,56</text:p>
          </table:table-cell>
          <table:table-cell/>
          <table:table-cell table:style-name="ce394" table:formula="of:=[.O18]/[.$C$6]" office:value-type="percentage" office:value="0.222994145427383" calcext:value-type="percentage">
            <text:p>%22,30</text:p>
          </table:table-cell>
          <table:table-cell table:style-name="ce392" table:formula="of:=[.J19]*[.C19]" office:value-type="currency" office:currency="TRY" office:value="-445.988290854766" calcext:value-type="currency">
            <text:p>-₺445,99</text:p>
          </table:table-cell>
          <table:table-cell table:style-name="ce392" table:formula="of:=[.L18]+[.K19]" office:value-type="currency" office:currency="TRY" office:value="11873.1848253532" calcext:value-type="currency">
            <text:p>₺11.873,18</text:p>
          </table:table-cell>
          <table:table-cell office:value-type="float" office:value="8.12" calcext:value-type="float">
            <text:p>8,12</text:p>
          </table:table-cell>
          <table:table-cell table:style-name="ce392" table:formula="of:=[.K19]/[.M19]" office:value-type="currency" office:currency="TRY" office:value="-54.9246663614244" calcext:value-type="currency">
            <text:p>-₺54,92</text:p>
          </table:table-cell>
          <table:table-cell table:style-name="ce417" table:formula="of:=[.O18]+[.N19]" office:value-type="currency" office:currency="USD" office:value="100292.440775961" calcext:value-type="currency">
            <text:p>$100.2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42" table:formula="of:=[$GLR.F21]+[$GLR.F22]+[$GLR.F30]+[$GLR.F31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19]/[.$C$6]" office:value-type="percentage" office:value="0.777127909386753" calcext:value-type="percentage">
            <text:p>%77,71</text:p>
          </table:table-cell>
          <table:table-cell table:style-name="ce392" table:formula="of:=[.E20]*[.C20]" office:value-type="currency" office:currency="TRY" office:value="17485.377961202" calcext:value-type="currency">
            <text:p>₺17.485,38</text:p>
          </table:table-cell>
          <table:table-cell table:style-name="ce392" table:formula="of:=[.G19]+[.F20]" office:value-type="currency" office:currency="TRY" office:value="59607.9531358488" calcext:value-type="currency">
            <text:p>₺59.607,95</text:p>
          </table:table-cell>
          <table:table-cell table:style-name="ce418" table:formula="of:=[.H19]-[.N20]" office:value-type="currency" office:currency="TRY" office:value="349075.198311202" calcext:value-type="currency">
            <text:p>₺349.075,20</text:p>
          </table:table-cell>
          <table:table-cell/>
          <table:table-cell table:style-name="ce394" table:formula="of:=[.O19]/[.$C$6]" office:value-type="percentage" office:value="0.222872090613247" calcext:value-type="percentage">
            <text:p>%22,29</text:p>
          </table:table-cell>
          <table:table-cell table:style-name="ce392" table:formula="of:=[.J20]*[.C20]" office:value-type="currency" office:currency="TRY" office:value="5014.62203879805" calcext:value-type="currency">
            <text:p>₺5.014,62</text:p>
          </table:table-cell>
          <table:table-cell table:style-name="ce392" table:formula="of:=[.L19]+[.K20]" office:value-type="currency" office:currency="TRY" office:value="16887.8068641512" calcext:value-type="currency">
            <text:p>₺16.887,81</text:p>
          </table:table-cell>
          <table:table-cell office:value-type="float" office:value="7.93" calcext:value-type="float">
            <text:p>7,93</text:p>
          </table:table-cell>
          <table:table-cell table:style-name="ce392" table:formula="of:=[.K20]/[.M20]" office:value-type="currency" office:currency="TRY" office:value="632.36091283708" calcext:value-type="currency">
            <text:p>₺632,36</text:p>
          </table:table-cell>
          <table:table-cell table:style-name="ce417" table:formula="of:=[.O19]+[.N20]" office:value-type="currency" office:currency="USD" office:value="100924.801688798" calcext:value-type="currency">
            <text:p>$100.924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27" table:formula="of:=[$GDR.F77]" office:value-type="currency" office:currency="USD" office:value="-5500" calcext:value-type="currency">
            <text:p>-$5.500,00</text:p>
          </table:table-cell>
          <table:table-cell table:style-name="ce392"/>
          <table:table-cell table:style-name="ce394" table:formula="of:=[.H20]/[.$C$6]" office:value-type="percentage" office:value="0.775722662913782" calcext:value-type="percentage">
            <text:p>%77,57</text:p>
          </table:table-cell>
          <table:table-cell table:style-name="ce392" table:formula="of:=[.E21]*[.C21]" office:value-type="currency" office:currency="TRY" office:value="-4266.4746460258" calcext:value-type="currency">
            <text:p>-₺4.266,47</text:p>
          </table:table-cell>
          <table:table-cell table:style-name="ce392" table:formula="of:=[.G20]+[.F21]" office:value-type="currency" office:currency="TRY" office:value="55341.478489823" calcext:value-type="currency">
            <text:p>₺55.341,48</text:p>
          </table:table-cell>
          <table:table-cell table:style-name="ce418" table:formula="of:=[.H20]-[.N21]" office:value-type="currency" office:currency="TRY" office:value="349230.750058235" calcext:value-type="currency">
            <text:p>₺349.230,75</text:p>
          </table:table-cell>
          <table:table-cell/>
          <table:table-cell table:style-name="ce394" table:formula="of:=[.O20]/[.$C$6]" office:value-type="percentage" office:value="0.224277337086218" calcext:value-type="percentage">
            <text:p>%22,43</text:p>
          </table:table-cell>
          <table:table-cell table:style-name="ce392" table:formula="of:=[.J21]*[.C21]" office:value-type="currency" office:currency="TRY" office:value="-1233.5253539742" calcext:value-type="currency">
            <text:p>-₺1.233,53</text:p>
          </table:table-cell>
          <table:table-cell table:style-name="ce392" table:formula="of:=[.L20]+[.K21]" office:value-type="currency" office:currency="TRY" office:value="15654.281510177" calcext:value-type="currency">
            <text:p>₺15.654,28</text:p>
          </table:table-cell>
          <table:table-cell office:value-type="float" office:value="7.93" calcext:value-type="float">
            <text:p>7,93</text:p>
          </table:table-cell>
          <table:table-cell table:style-name="ce392" table:formula="of:=[.K21]/[.M21]" office:value-type="currency" office:currency="TRY" office:value="-155.551747033316" calcext:value-type="currency">
            <text:p>-₺155,55</text:p>
          </table:table-cell>
          <table:table-cell table:style-name="ce417" table:formula="of:=[.O20]+[.N21]" office:value-type="currency" office:currency="USD" office:value="100769.249941765" calcext:value-type="currency">
            <text:p>$100.7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42" table:formula="of:=[$GLR.F28]+[$GLR.F29]" office:value-type="currency" office:currency="TRY" office:value="23000" calcext:value-type="currency">
            <text:p>₺23.000,00</text:p>
          </table:table-cell>
          <table:table-cell/>
          <table:table-cell table:style-name="ce394" table:formula="of:=[.H21]/[.$C$6]" office:value-type="percentage" office:value="0.776068333462745" calcext:value-type="percentage">
            <text:p>%77,61</text:p>
          </table:table-cell>
          <table:table-cell table:style-name="ce392" table:formula="of:=[.E22]*[.C22]" office:value-type="currency" office:currency="TRY" office:value="17849.5716696431" calcext:value-type="currency">
            <text:p>₺17.849,57</text:p>
          </table:table-cell>
          <table:table-cell table:style-name="ce392" table:formula="of:=[.G21]+[.F22]" office:value-type="currency" office:currency="TRY" office:value="73191.0501594661" calcext:value-type="currency">
            <text:p>₺73.191,05</text:p>
          </table:table-cell>
          <table:table-cell table:style-name="ce418" table:formula="of:=[.H21]-[.N22]" office:value-type="currency" office:currency="TRY" office:value="348569.591094133" calcext:value-type="currency">
            <text:p>₺348.569,59</text:p>
          </table:table-cell>
          <table:table-cell/>
          <table:table-cell table:style-name="ce394" table:formula="of:=[.O21]/[.$C$6]" office:value-type="percentage" office:value="0.223931666537255" calcext:value-type="percentage">
            <text:p>%22,39</text:p>
          </table:table-cell>
          <table:table-cell table:style-name="ce392" table:formula="of:=[.J22]*[.C22]" office:value-type="currency" office:currency="TRY" office:value="5150.42833035686" calcext:value-type="currency">
            <text:p>₺5.150,43</text:p>
          </table:table-cell>
          <table:table-cell table:style-name="ce392" table:formula="of:=[.L21]+[.K22]" office:value-type="currency" office:currency="TRY" office:value="20804.7098405339" calcext:value-type="currency">
            <text:p>₺20.804,71</text:p>
          </table:table-cell>
          <table:table-cell office:value-type="float" office:value="7.79" calcext:value-type="float">
            <text:p>7,79</text:p>
          </table:table-cell>
          <table:table-cell table:style-name="ce392" table:formula="of:=[.K22]/[.M22]" office:value-type="currency" office:currency="TRY" office:value="661.158964102293" calcext:value-type="currency">
            <text:p>₺661,16</text:p>
          </table:table-cell>
          <table:table-cell table:style-name="ce417" table:formula="of:=[.O21]+[.N22]" office:value-type="currency" office:currency="USD" office:value="101430.408905867" calcext:value-type="currency">
            <text:p>$101.430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27" table:formula="of:=[$GDR.F89]" office:value-type="currency" office:currency="USD" office:value="-21220" calcext:value-type="currency">
            <text:p>-$21.220,00</text:p>
          </table:table-cell>
          <table:table-cell table:style-name="ce392"/>
          <table:table-cell table:style-name="ce394" table:formula="of:=[.H22]/[.$C$6]" office:value-type="percentage" office:value="0.774599091320296" calcext:value-type="percentage">
            <text:p>%77,46</text:p>
          </table:table-cell>
          <table:table-cell table:style-name="ce392" table:formula="of:=[.E23]*[.C23]" office:value-type="currency" office:currency="TRY" office:value="-16436.9927178167" calcext:value-type="currency">
            <text:p>-₺16.436,99</text:p>
          </table:table-cell>
          <table:table-cell table:style-name="ce392" table:formula="of:=[.G22]+[.F23]" office:value-type="currency" office:currency="TRY" office:value="56754.0574416494" calcext:value-type="currency">
            <text:p>₺56.754,06</text:p>
          </table:table-cell>
          <table:table-cell table:style-name="ce418" table:formula="of:=[.H22]-[.N23]" office:value-type="currency" office:currency="TRY" office:value="349183.584326762" calcext:value-type="currency">
            <text:p>₺349.183,58</text:p>
          </table:table-cell>
          <table:table-cell/>
          <table:table-cell table:style-name="ce394" table:formula="of:=[.O22]/[.$C$6]" office:value-type="percentage" office:value="0.225400908679704" calcext:value-type="percentage">
            <text:p>%22,54</text:p>
          </table:table-cell>
          <table:table-cell table:style-name="ce392" table:formula="of:=[.J23]*[.C23]" office:value-type="currency" office:currency="TRY" office:value="-4783.00728218333" calcext:value-type="currency">
            <text:p>-₺4.783,01</text:p>
          </table:table-cell>
          <table:table-cell table:style-name="ce392" table:formula="of:=[.L22]+[.K23]" office:value-type="currency" office:currency="TRY" office:value="16021.7025583506" calcext:value-type="currency">
            <text:p>₺16.021,70</text:p>
          </table:table-cell>
          <table:table-cell office:value-type="float" office:value="7.79" calcext:value-type="float">
            <text:p>7,79</text:p>
          </table:table-cell>
          <table:table-cell table:style-name="ce392" table:formula="of:=[.K23]/[.M23]" office:value-type="currency" office:currency="TRY" office:value="-613.993232629439" calcext:value-type="currency">
            <text:p>-₺613,99</text:p>
          </table:table-cell>
          <table:table-cell table:style-name="ce417" table:formula="of:=[.O22]+[.N23]" office:value-type="currency" office:currency="USD" office:value="100816.415673238" calcext:value-type="currency">
            <text:p>$100.8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27" table:formula="of:=[$GDR.F62]" office:value-type="currency" office:currency="USD" office:value="-5097.07" calcext:value-type="currency">
            <text:p>-$5.097,07</text:p>
          </table:table-cell>
          <table:table-cell table:style-name="ce392"/>
          <table:table-cell table:style-name="ce394" table:formula="of:=[.H23]/[.$C$6]" office:value-type="percentage" office:value="0.775963520726139" calcext:value-type="percentage">
            <text:p>%77,60</text:p>
          </table:table-cell>
          <table:table-cell table:style-name="ce392" table:formula="of:=[.E24]*[.C24]" office:value-type="currency" office:currency="TRY" office:value="-3955.14038258758" calcext:value-type="currency">
            <text:p>-₺3.955,14</text:p>
          </table:table-cell>
          <table:table-cell table:style-name="ce392" table:formula="of:=[.G23]+[.F24]" office:value-type="currency" office:currency="TRY" office:value="52798.9170590619" calcext:value-type="currency">
            <text:p>₺52.798,92</text:p>
          </table:table-cell>
          <table:table-cell table:style-name="ce418" table:formula="of:=[.H23]-[.N24]" office:value-type="currency" office:currency="TRY" office:value="349313.496683692" calcext:value-type="currency">
            <text:p>₺349.313,50</text:p>
          </table:table-cell>
          <table:table-cell/>
          <table:table-cell table:style-name="ce394" table:formula="of:=[.O23]/[.$C$6]" office:value-type="percentage" office:value="0.224036479273861" calcext:value-type="percentage">
            <text:p>%22,40</text:p>
          </table:table-cell>
          <table:table-cell table:style-name="ce392" table:formula="of:=[.J24]*[.C24]" office:value-type="currency" office:currency="TRY" office:value="-1141.92961741242" calcext:value-type="currency">
            <text:p>-₺1.141,93</text:p>
          </table:table-cell>
          <table:table-cell table:style-name="ce392" table:formula="of:=[.L23]+[.K24]" office:value-type="currency" office:currency="TRY" office:value="14879.7729409382" calcext:value-type="currency">
            <text:p>₺14.879,77</text:p>
          </table:table-cell>
          <table:table-cell office:value-type="float" office:value="8.79" calcext:value-type="float">
            <text:p>8,79</text:p>
          </table:table-cell>
          <table:table-cell table:style-name="ce392" table:formula="of:=[.K24]/[.M24]" office:value-type="currency" office:currency="TRY" office:value="-129.912356929741" calcext:value-type="currency">
            <text:p>-₺129,91</text:p>
          </table:table-cell>
          <table:table-cell table:style-name="ce417" table:formula="of:=[.O23]+[.N24]" office:value-type="currency" office:currency="USD" office:value="100686.503316308" calcext:value-type="currency">
            <text:p>$100.68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42" table:formula="of:=[$GLR.F19]" office:value-type="currency" office:currency="TRY" office:value="5000" calcext:value-type="currency">
            <text:p>₺5.000,00</text:p>
          </table:table-cell>
          <table:table-cell/>
          <table:table-cell table:style-name="ce394" table:formula="of:=[.H24]/[.$C$6]" office:value-type="percentage" office:value="0.776252214852649" calcext:value-type="percentage">
            <text:p>%77,63</text:p>
          </table:table-cell>
          <table:table-cell table:style-name="ce392" table:formula="of:=[.E25]*[.C25]" office:value-type="currency" office:currency="TRY" office:value="3881.26107426325" calcext:value-type="currency">
            <text:p>₺3.881,26</text:p>
          </table:table-cell>
          <table:table-cell table:style-name="ce392" table:formula="of:=[.G24]+[.F25]" office:value-type="currency" office:currency="TRY" office:value="56680.1781333251" calcext:value-type="currency">
            <text:p>₺56.680,18</text:p>
          </table:table-cell>
          <table:table-cell table:style-name="ce418" table:formula="of:=[.H24]-[.N25]" office:value-type="currency" office:currency="TRY" office:value="349199.2230447" calcext:value-type="currency">
            <text:p>₺349.199,22</text:p>
          </table:table-cell>
          <table:table-cell/>
          <table:table-cell table:style-name="ce394" table:formula="of:=[.O24]/[.$C$6]" office:value-type="percentage" office:value="0.223747785147351" calcext:value-type="percentage">
            <text:p>%22,37</text:p>
          </table:table-cell>
          <table:table-cell table:style-name="ce392" table:formula="of:=[.J25]*[.C25]" office:value-type="currency" office:currency="TRY" office:value="1118.73892573675" calcext:value-type="currency">
            <text:p>₺1.118,74</text:p>
          </table:table-cell>
          <table:table-cell table:style-name="ce392" table:formula="of:=[.L24]+[.K25]" office:value-type="currency" office:currency="TRY" office:value="15998.5118666749" calcext:value-type="currency">
            <text:p>₺15.998,51</text:p>
          </table:table-cell>
          <table:table-cell office:value-type="float" office:value="9.79" calcext:value-type="float">
            <text:p>9,79</text:p>
          </table:table-cell>
          <table:table-cell table:style-name="ce392" table:formula="of:=[.K25]/[.M25]" office:value-type="currency" office:currency="TRY" office:value="114.273638992518" calcext:value-type="currency">
            <text:p>₺114,27</text:p>
          </table:table-cell>
          <table:table-cell table:style-name="ce417" table:formula="of:=[.O24]+[.N25]" office:value-type="currency" office:currency="USD" office:value="100800.7769553" calcext:value-type="currency">
            <text:p>$100.80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27" table:formula="of:=[$GDR.F94]" office:value-type="currency" office:currency="USD" office:value="-43079.224" calcext:value-type="currency">
            <text:p>-$43.079,22</text:p>
          </table:table-cell>
          <table:table-cell table:style-name="ce392"/>
          <table:table-cell table:style-name="ce394" table:formula="of:=[.H25]/[.$C$6]" office:value-type="percentage" office:value="0.775998273432666" calcext:value-type="percentage">
            <text:p>%77,60</text:p>
          </table:table-cell>
          <table:table-cell table:style-name="ce392" table:formula="of:=[.E26]*[.C26]" office:value-type="currency" office:currency="TRY" office:value="-33429.4034448191" calcext:value-type="currency">
            <text:p>-₺33.429,40</text:p>
          </table:table-cell>
          <table:table-cell table:style-name="ce392" table:formula="of:=[.G25]+[.F26]" office:value-type="currency" office:currency="TRY" office:value="23250.774688506" calcext:value-type="currency">
            <text:p>₺23.250,77</text:p>
          </table:table-cell>
          <table:table-cell table:style-name="ce418" table:formula="of:=[.H25]-[.N26]" office:value-type="currency" office:currency="TRY" office:value="350670.232275672" calcext:value-type="currency">
            <text:p>₺350.670,23</text:p>
          </table:table-cell>
          <table:table-cell/>
          <table:table-cell table:style-name="ce394" table:formula="of:=[.O25]/[.$C$6]" office:value-type="percentage" office:value="0.224001726567334" calcext:value-type="percentage">
            <text:p>%22,40</text:p>
          </table:table-cell>
          <table:table-cell table:style-name="ce392" table:formula="of:=[.J26]*[.C26]" office:value-type="currency" office:currency="TRY" office:value="-9649.82055518094" calcext:value-type="currency">
            <text:p>-₺9.649,82</text:p>
          </table:table-cell>
          <table:table-cell table:style-name="ce392" table:formula="of:=[.L25]+[.K26]" office:value-type="currency" office:currency="TRY" office:value="6348.69131149397" calcext:value-type="currency">
            <text:p>₺6.348,69</text:p>
          </table:table-cell>
          <table:table-cell office:value-type="float" office:value="6.56" calcext:value-type="float">
            <text:p>6,56</text:p>
          </table:table-cell>
          <table:table-cell table:style-name="ce392" table:formula="of:=[.K26]/[.M26]" office:value-type="currency" office:currency="TRY" office:value="-1471.0092309727" calcext:value-type="currency">
            <text:p>-₺1.471,01</text:p>
          </table:table-cell>
          <table:table-cell table:style-name="ce417" table:formula="of:=[.O25]+[.N26]" office:value-type="currency" office:currency="USD" office:value="99329.7677243276" calcext:value-type="currency">
            <text:p>$99.329,7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style-name="ce392"/>
          <table:table-cell table:style-name="ce419" table:formula="of:=[.L26]+[.G26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 table:style-name="ce281" office:value-type="float" office:value="2021" calcext:value-type="float">
            <text:p>2021</text:p>
          </table:table-cell>
          <table:table-cell table:style-name="ce281"/>
          <table:table-cell table:number-columns-repeated="2"/>
          <table:table-cell table:style-name="ce393"/>
          <table:table-cell table:number-columns-repeated="4"/>
          <table:table-cell table:style-name="ce393"/>
          <table:table-cell table:number-columns-repeated="7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342" table:formula="of:=[$GLR.F39]" office:value-type="currency" office:currency="TRY" office:value="6800" calcext:value-type="currency">
            <text:p>₺6.800,00</text:p>
          </table:table-cell>
          <table:table-cell table:style-name="ce392"/>
          <table:table-cell table:style-name="ce394" table:formula="of:=[.H26]/[.$C$6]" office:value-type="percentage" office:value="0.779267182834828" calcext:value-type="percentage">
            <text:p>%77,93</text:p>
          </table:table-cell>
          <table:table-cell table:style-name="ce392" table:formula="of:=[.E29]*[.C29]" office:value-type="currency" office:currency="TRY" office:value="5299.01684327683" calcext:value-type="currency">
            <text:p>₺5.299,02</text:p>
          </table:table-cell>
          <table:table-cell table:style-name="ce392" table:formula="of:=[.G26]+[.F29]" office:value-type="currency" office:currency="TRY" office:value="28549.7915317829" calcext:value-type="currency">
            <text:p>₺28.549,79</text:p>
          </table:table-cell>
          <table:table-cell table:style-name="ce418" table:formula="of:=[.H26]-[.N29]" office:value-type="currency" office:currency="TRY" office:value="350486.51340704" calcext:value-type="currency">
            <text:p>₺350.486,51</text:p>
          </table:table-cell>
          <table:table-cell/>
          <table:table-cell table:style-name="ce394" table:formula="of:=[.O26]/[.$C$6]" office:value-type="percentage" office:value="0.220732817165172" calcext:value-type="percentage">
            <text:p>%22,07</text:p>
          </table:table-cell>
          <table:table-cell table:style-name="ce392" table:formula="of:=[.J29]*[.C29]" office:value-type="currency" office:currency="TRY" office:value="1500.98315672317" calcext:value-type="currency">
            <text:p>₺1.500,98</text:p>
          </table:table-cell>
          <table:table-cell table:style-name="ce392" table:formula="of:=[.L26]+[.K29]" office:value-type="currency" office:currency="TRY" office:value="7849.67446821714" calcext:value-type="currency">
            <text:p>₺7.849,67</text:p>
          </table:table-cell>
          <table:table-cell office:value-type="float" office:value="8.17" calcext:value-type="float">
            <text:p>8,17</text:p>
          </table:table-cell>
          <table:table-cell table:style-name="ce392" table:formula="of:=[.K29]/[.M29]" office:value-type="currency" office:currency="TRY" office:value="183.718868631967" calcext:value-type="currency">
            <text:p>₺183,72</text:p>
          </table:table-cell>
          <table:table-cell table:style-name="ce417" table:formula="of:=[.O26]+[.N29]" office:value-type="currency" office:currency="USD" office:value="99513.4865929596" calcext:value-type="currency">
            <text:p>$99.513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342" table:formula="of:=[$GLR.F36]+[$GLR.F37]" office:value-type="currency" office:currency="TRY" office:value="12000" calcext:value-type="currency">
            <text:p>₺12.000,00</text:p>
          </table:table-cell>
          <table:table-cell table:style-name="ce392"/>
          <table:table-cell table:style-name="ce394" table:formula="of:=[.H29]/[.$C$6]" office:value-type="percentage" office:value="0.778858918682312" calcext:value-type="percentage">
            <text:p>%77,89</text:p>
          </table:table-cell>
          <table:table-cell table:style-name="ce392" table:formula="of:=[.E30]*[.C30]" office:value-type="currency" office:currency="TRY" office:value="9346.30702418774" calcext:value-type="currency">
            <text:p>₺9.346,31</text:p>
          </table:table-cell>
          <table:table-cell table:style-name="ce392" table:formula="of:=[.G29]+[.F30]" office:value-type="currency" office:currency="TRY" office:value="37896.0985559706" calcext:value-type="currency">
            <text:p>₺37.896,10</text:p>
          </table:table-cell>
          <table:table-cell table:style-name="ce418" table:formula="of:=[.H29]-[.N30]" office:value-type="currency" office:currency="TRY" office:value="350159.300956262" calcext:value-type="currency">
            <text:p>₺350.159,30</text:p>
          </table:table-cell>
          <table:table-cell/>
          <table:table-cell table:style-name="ce394" table:formula="of:=[.O29]/[.$C$6]" office:value-type="percentage" office:value="0.221141081317688" calcext:value-type="percentage">
            <text:p>%22,11</text:p>
          </table:table-cell>
          <table:table-cell table:style-name="ce392" table:formula="of:=[.J30]*[.C30]" office:value-type="currency" office:currency="TRY" office:value="2653.69297581226" calcext:value-type="currency">
            <text:p>₺2.653,69</text:p>
          </table:table-cell>
          <table:table-cell table:style-name="ce392" table:formula="of:=[.L29]+[.K30]" office:value-type="currency" office:currency="TRY" office:value="10503.3674440294" calcext:value-type="currency">
            <text:p>₺10.503,37</text:p>
          </table:table-cell>
          <table:table-cell office:value-type="float" office:value="8.11" calcext:value-type="float">
            <text:p>8,11</text:p>
          </table:table-cell>
          <table:table-cell table:style-name="ce392" table:formula="of:=[.K30]/[.M30]" office:value-type="currency" office:currency="TRY" office:value="327.21245077833" calcext:value-type="currency">
            <text:p>₺327,21</text:p>
          </table:table-cell>
          <table:table-cell table:style-name="ce417" table:formula="of:=[.O29]+[.N30]" office:value-type="currency" office:currency="USD" office:value="99840.6990437379" calcext:value-type="currency">
            <text:p>$99.840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table:style-name="ce342" table:formula="of:=[$GLR.F41]" office:value-type="currency" office:currency="TRY" office:value="24000" calcext:value-type="currency">
            <text:p>₺24.000,00</text:p>
          </table:table-cell>
          <table:table-cell table:style-name="ce392"/>
          <table:table-cell table:style-name="ce394" table:formula="of:=[.H30]/[.$C$6]" office:value-type="percentage" office:value="0.778131779902805" calcext:value-type="percentage">
            <text:p>%77,81</text:p>
          </table:table-cell>
          <table:table-cell table:style-name="ce392" table:formula="of:=[.E31]*[.C31]" office:value-type="currency" office:currency="TRY" office:value="18675.1627176673" calcext:value-type="currency">
            <text:p>₺18.675,16</text:p>
          </table:table-cell>
          <table:table-cell table:style-name="ce392" table:formula="of:=[.G30]+[.F31]" office:value-type="currency" office:currency="TRY" office:value="56571.2612736379" calcext:value-type="currency">
            <text:p>₺56.571,26</text:p>
          </table:table-cell>
          <table:table-cell table:style-name="ce418" table:formula="of:=[.H30]-[.N31]" office:value-type="currency" office:currency="TRY" office:value="349537.240526083" calcext:value-type="currency">
            <text:p>₺349.537,24</text:p>
          </table:table-cell>
          <table:table-cell/>
          <table:table-cell table:style-name="ce394" table:formula="of:=[.O30]/[.$C$6]" office:value-type="percentage" office:value="0.221868220097195" calcext:value-type="percentage">
            <text:p>%22,19</text:p>
          </table:table-cell>
          <table:table-cell table:style-name="ce392" table:formula="of:=[.J31]*[.C31]" office:value-type="currency" office:currency="TRY" office:value="5324.83728233269" calcext:value-type="currency">
            <text:p>₺5.324,84</text:p>
          </table:table-cell>
          <table:table-cell table:style-name="ce392" table:formula="of:=[.L30]+[.K31]" office:value-type="currency" office:currency="TRY" office:value="15828.2047263621" calcext:value-type="currency">
            <text:p>₺15.828,20</text:p>
          </table:table-cell>
          <table:table-cell office:value-type="float" office:value="8.56" calcext:value-type="float">
            <text:p>8,56</text:p>
          </table:table-cell>
          <table:table-cell table:style-name="ce392" table:formula="of:=[.K31]/[.M31]" office:value-type="currency" office:currency="TRY" office:value="622.060430179053" calcext:value-type="currency">
            <text:p>₺622,06</text:p>
          </table:table-cell>
          <table:table-cell table:style-name="ce417" table:formula="of:=[.O30]+[.N31]" office:value-type="currency" office:currency="USD" office:value="100462.759473917" calcext:value-type="currency">
            <text:p>$100.462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6-05" calcext:value-type="date">
            <text:p>05.06.2021</text:p>
          </table:table-cell>
          <table:table-cell table:style-name="ce342" table:formula="of:=[$GLR.F42]+[$GLR.F43]+[$GLR.F44]" office:value-type="currency" office:currency="TRY" office:value="7500" calcext:value-type="currency">
            <text:p>₺7.500,00</text:p>
          </table:table-cell>
          <table:table-cell table:style-name="ce392"/>
          <table:table-cell table:style-name="ce394" table:formula="of:=[.H31]/[.$C$6]" office:value-type="percentage" office:value="0.776749423391296" calcext:value-type="percentage">
            <text:p>%77,67</text:p>
          </table:table-cell>
          <table:table-cell table:style-name="ce392" table:formula="of:=[.E32]*[.C32]" office:value-type="currency" office:currency="TRY" office:value="5825.62067543472" calcext:value-type="currency">
            <text:p>₺5.825,62</text:p>
          </table:table-cell>
          <table:table-cell table:style-name="ce392" table:formula="of:=[.G31]+[.F32]" office:value-type="currency" office:currency="TRY" office:value="62396.8819490726" calcext:value-type="currency">
            <text:p>₺62.396,88</text:p>
          </table:table-cell>
          <table:table-cell table:style-name="ce418" table:formula="of:=[.H31]-[.N32]" office:value-type="currency" office:currency="TRY" office:value="349342.99698495" calcext:value-type="currency">
            <text:p>₺349.343,--</text:p>
          </table:table-cell>
          <table:table-cell/>
          <table:table-cell table:style-name="ce394" table:formula="of:=[.O31]/[.$C$6]" office:value-type="percentage" office:value="0.223250576608704" calcext:value-type="percentage">
            <text:p>%22,33</text:p>
          </table:table-cell>
          <table:table-cell table:style-name="ce392" table:formula="of:=[.J32]*[.C32]" office:value-type="currency" office:currency="TRY" office:value="1674.37932456528" calcext:value-type="currency">
            <text:p>₺1.674,38</text:p>
          </table:table-cell>
          <table:table-cell table:style-name="ce392" table:formula="of:=[.L31]+[.K32]" office:value-type="currency" office:currency="TRY" office:value="17502.5840509274" calcext:value-type="currency">
            <text:p>₺17.502,58</text:p>
          </table:table-cell>
          <table:table-cell office:value-type="float" office:value="8.62" calcext:value-type="float">
            <text:p>8,62</text:p>
          </table:table-cell>
          <table:table-cell table:style-name="ce392" table:formula="of:=[.K32]/[.M32]" office:value-type="currency" office:currency="TRY" office:value="194.243541132864" calcext:value-type="currency">
            <text:p>₺194,24</text:p>
          </table:table-cell>
          <table:table-cell table:style-name="ce417" table:formula="of:=[.O31]+[.N32]" office:value-type="currency" office:currency="USD" office:value="100657.00301505" calcext:value-type="currency">
            <text:p>$100.65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342" table:formula="of:=[$GLR.F46]" office:value-type="currency" office:currency="TRY" office:value="28800" calcext:value-type="currency">
            <text:p>₺28.800,00</text:p>
          </table:table-cell>
          <table:table-cell table:style-name="ce392"/>
          <table:table-cell table:style-name="ce394" table:formula="of:=[.H32]/[.$C$6]" office:value-type="percentage" office:value="0.776317771077667" calcext:value-type="percentage">
            <text:p>%77,63</text:p>
          </table:table-cell>
          <table:table-cell table:style-name="ce392" table:formula="of:=[.E33]*[.C33]" office:value-type="currency" office:currency="TRY" office:value="22357.9518070368" calcext:value-type="currency">
            <text:p>₺22.357,95</text:p>
          </table:table-cell>
          <table:table-cell table:style-name="ce392" table:formula="of:=[.G32]+[.F33]" office:value-type="currency" office:currency="TRY" office:value="84754.8337561094" calcext:value-type="currency">
            <text:p>₺84.754,83</text:p>
          </table:table-cell>
          <table:table-cell table:style-name="ce418" table:formula="of:=[.H32]-[.N33]" office:value-type="currency" office:currency="TRY" office:value="348573.337702637" calcext:value-type="currency">
            <text:p>₺348.573,34</text:p>
          </table:table-cell>
          <table:table-cell/>
          <table:table-cell table:style-name="ce394" table:formula="of:=[.O32]/[.$C$6]" office:value-type="percentage" office:value="0.223682228922333" calcext:value-type="percentage">
            <text:p>%22,37</text:p>
          </table:table-cell>
          <table:table-cell table:style-name="ce392" table:formula="of:=[.J33]*[.C33]" office:value-type="currency" office:currency="TRY" office:value="6442.04819296319" calcext:value-type="currency">
            <text:p>₺6.442,05</text:p>
          </table:table-cell>
          <table:table-cell table:style-name="ce392" table:formula="of:=[.L32]+[.K33]" office:value-type="currency" office:currency="TRY" office:value="23944.6322438906" calcext:value-type="currency">
            <text:p>₺23.944,63</text:p>
          </table:table-cell>
          <table:table-cell office:value-type="float" office:value="8.37" calcext:value-type="float">
            <text:p>8,37</text:p>
          </table:table-cell>
          <table:table-cell table:style-name="ce392" table:formula="of:=[.K33]/[.M33]" office:value-type="currency" office:currency="TRY" office:value="769.659282313404" calcext:value-type="currency">
            <text:p>₺769,66</text:p>
          </table:table-cell>
          <table:table-cell table:style-name="ce417" table:formula="of:=[.O32]+[.N33]" office:value-type="currency" office:currency="USD" office:value="101426.662297363" calcext:value-type="currency">
            <text:p>$101.426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11-29" calcext:value-type="date">
            <text:p>29.11.2021</text:p>
          </table:table-cell>
          <table:table-cell table:style-name="ce342" table:formula="of:=[$GLR.F48]" office:value-type="currency" office:currency="TRY" office:value="43160" calcext:value-type="currency">
            <text:p>₺43.160,00</text:p>
          </table:table-cell>
          <table:table-cell table:style-name="ce392"/>
          <table:table-cell table:style-name="ce394" table:formula="of:=[.H33]/[.$C$6]" office:value-type="percentage" office:value="0.77460741711697" calcext:value-type="percentage">
            <text:p>%77,46</text:p>
          </table:table-cell>
          <table:table-cell table:style-name="ce392" table:formula="of:=[.E34]*[.C34]" office:value-type="currency" office:currency="TRY" office:value="33432.0561227684" calcext:value-type="currency">
            <text:p>₺33.432,06</text:p>
          </table:table-cell>
          <table:table-cell table:style-name="ce392" table:formula="of:=[.G33]+[.F34]" office:value-type="currency" office:currency="TRY" office:value="118186.889878878" calcext:value-type="currency">
            <text:p>₺118.186,89</text:p>
          </table:table-cell>
          <table:table-cell table:style-name="ce418" table:formula="of:=[.H33]-[.N34]" office:value-type="currency" office:currency="TRY" office:value="347767.377149428" calcext:value-type="currency">
            <text:p>₺347.767,38</text:p>
          </table:table-cell>
          <table:table-cell/>
          <table:table-cell table:style-name="ce394" table:formula="of:=[.O33]/[.$C$6]" office:value-type="percentage" office:value="0.225392582883029" calcext:value-type="percentage">
            <text:p>%22,54</text:p>
          </table:table-cell>
          <table:table-cell table:style-name="ce392" table:formula="of:=[.J34]*[.C34]" office:value-type="currency" office:currency="TRY" office:value="9727.94387723155" calcext:value-type="currency">
            <text:p>₺9.727,94</text:p>
          </table:table-cell>
          <table:table-cell table:style-name="ce392" table:formula="of:=[.L33]+[.K34]" office:value-type="currency" office:currency="TRY" office:value="33672.5761211221" calcext:value-type="currency">
            <text:p>₺33.672,58</text:p>
          </table:table-cell>
          <table:table-cell office:value-type="float" office:value="12.07" calcext:value-type="float">
            <text:p>12,07</text:p>
          </table:table-cell>
          <table:table-cell table:style-name="ce392" table:formula="of:=[.K34]/[.M34]" office:value-type="currency" office:currency="TRY" office:value="805.960553208911" calcext:value-type="currency">
            <text:p>₺805,96</text:p>
          </table:table-cell>
          <table:table-cell table:style-name="ce417" table:formula="of:=[.O33]+[.N34]" office:value-type="currency" office:currency="USD" office:value="102232.622850572" calcext:value-type="currency">
            <text:p>$102.232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table:style-name="ce342" table:formula="of:=[$GLR.F50]" office:value-type="currency" office:currency="TRY" office:value="30000" calcext:value-type="currency">
            <text:p>₺30.000,00</text:p>
          </table:table-cell>
          <table:table-cell table:style-name="ce392"/>
          <table:table-cell table:style-name="ce394" table:formula="of:=[.H34]/[.$C$6]" office:value-type="percentage" office:value="0.772816393665395" calcext:value-type="percentage">
            <text:p>%77,28</text:p>
          </table:table-cell>
          <table:table-cell table:style-name="ce392" table:formula="of:=[.E35]*[.C35]" office:value-type="currency" office:currency="TRY" office:value="23184.4918099619" calcext:value-type="currency">
            <text:p>₺23.184,49</text:p>
          </table:table-cell>
          <table:table-cell table:style-name="ce392" table:formula="of:=[.G34]+[.F35]" office:value-type="currency" office:currency="TRY" office:value="141371.38168884" calcext:value-type="currency">
            <text:p>₺141.371,38</text:p>
          </table:table-cell>
          <table:table-cell table:style-name="ce418" table:formula="of:=[.H34]-[.N35]" office:value-type="currency" office:currency="TRY" office:value="346956.971894964" calcext:value-type="currency">
            <text:p>₺346.956,97</text:p>
          </table:table-cell>
          <table:table-cell/>
          <table:table-cell table:style-name="ce394" table:formula="of:=[.O34]/[.$C$6]" office:value-type="percentage" office:value="0.227183606334605" calcext:value-type="percentage">
            <text:p>%22,72</text:p>
          </table:table-cell>
          <table:table-cell table:style-name="ce392" table:formula="of:=[.J35]*[.C35]" office:value-type="currency" office:currency="TRY" office:value="6815.50819003814" calcext:value-type="currency">
            <text:p>₺6.815,51</text:p>
          </table:table-cell>
          <table:table-cell table:style-name="ce392" table:formula="of:=[.L34]+[.K35]" office:value-type="currency" office:currency="TRY" office:value="40488.0843111603" calcext:value-type="currency">
            <text:p>₺40.488,08</text:p>
          </table:table-cell>
          <table:table-cell office:value-type="float" office:value="8.41" calcext:value-type="float">
            <text:p>8,41</text:p>
          </table:table-cell>
          <table:table-cell table:style-name="ce392" table:formula="of:=[.K35]/[.M35]" office:value-type="currency" office:currency="TRY" office:value="810.405254463513" calcext:value-type="currency">
            <text:p>₺810,41</text:p>
          </table:table-cell>
          <table:table-cell table:style-name="ce417" table:formula="of:=[.O34]+[.N35]" office:value-type="currency" office:currency="USD" office:value="103043.028105036" calcext:value-type="currency">
            <text:p>$103.043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27" table:formula="of:=[$GDR.F132]" office:value-type="currency" office:currency="USD" office:value="-15585" calcext:value-type="currency">
            <text:p>-$15.585,00</text:p>
          </table:table-cell>
          <table:table-cell table:style-name="ce392"/>
          <table:table-cell table:style-name="ce394" table:formula="of:=[.H35]/[.$C$6]" office:value-type="percentage" office:value="0.771015493099921" calcext:value-type="percentage">
            <text:p>%77,10</text:p>
          </table:table-cell>
          <table:table-cell table:style-name="ce392" table:formula="of:=[.E36]*[.C36]" office:value-type="currency" office:currency="TRY" office:value="-12016.2764599623" calcext:value-type="currency">
            <text:p>-₺12.016,28</text:p>
          </table:table-cell>
          <table:table-cell table:style-name="ce392" table:formula="of:=[.G35]+[.F36]" office:value-type="currency" office:currency="TRY" office:value="129355.105228877" calcext:value-type="currency">
            <text:p>₺129.355,11</text:p>
          </table:table-cell>
          <table:table-cell table:style-name="ce418" table:formula="of:=[.H35]-[.N36]" office:value-type="currency" office:currency="TRY" office:value="347375.34511185" calcext:value-type="currency">
            <text:p>₺347.375,35</text:p>
          </table:table-cell>
          <table:table-cell/>
          <table:table-cell table:style-name="ce394" table:formula="of:=[.O35]/[.$C$6]" office:value-type="percentage" office:value="0.228984506900079" calcext:value-type="percentage">
            <text:p>%22,90</text:p>
          </table:table-cell>
          <table:table-cell table:style-name="ce392" table:formula="of:=[.J36]*[.C36]" office:value-type="currency" office:currency="TRY" office:value="-3568.72354003774" calcext:value-type="currency">
            <text:p>-₺3.568,72</text:p>
          </table:table-cell>
          <table:table-cell table:style-name="ce392" table:formula="of:=[.L35]+[.K36]" office:value-type="currency" office:currency="TRY" office:value="36919.3607711225" calcext:value-type="currency">
            <text:p>₺36.919,36</text:p>
          </table:table-cell>
          <table:table-cell office:value-type="float" office:value="8.53" calcext:value-type="float">
            <text:p>8,53</text:p>
          </table:table-cell>
          <table:table-cell table:style-name="ce392" table:formula="of:=[.K36]/[.M36]" office:value-type="currency" office:currency="TRY" office:value="-418.373216886018" calcext:value-type="currency">
            <text:p>-₺418,37</text:p>
          </table:table-cell>
          <table:table-cell table:style-name="ce417" table:formula="of:=[.O35]+[.N36]" office:value-type="currency" office:currency="USD" office:value="102624.65488815" calcext:value-type="currency">
            <text:p>$102.624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27" table:formula="of:=[$GDR.F145]" office:value-type="currency" office:currency="USD" office:value="-12305" calcext:value-type="currency">
            <text:p>-$12.305,00</text:p>
          </table:table-cell>
          <table:table-cell table:style-name="ce392"/>
          <table:table-cell table:style-name="ce394" table:formula="of:=[.H36]/[.$C$6]" office:value-type="percentage" office:value="0.771945211359667" calcext:value-type="percentage">
            <text:p>%77,19</text:p>
          </table:table-cell>
          <table:table-cell table:style-name="ce392" table:formula="of:=[.E37]*[.C37]" office:value-type="currency" office:currency="TRY" office:value="-9498.78582578071" calcext:value-type="currency">
            <text:p>-₺9.498,79</text:p>
          </table:table-cell>
          <table:table-cell table:style-name="ce392" table:formula="of:=[.G36]+[.F37]" office:value-type="currency" office:currency="TRY" office:value="119856.319403097" calcext:value-type="currency">
            <text:p>₺119.856,32</text:p>
          </table:table-cell>
          <table:table-cell table:style-name="ce418" table:formula="of:=[.H36]-[.N37]" office:value-type="currency" office:currency="TRY" office:value="347704.326843881" calcext:value-type="currency">
            <text:p>₺347.704,33</text:p>
          </table:table-cell>
          <table:table-cell/>
          <table:table-cell table:style-name="ce394" table:formula="of:=[.O36]/[.$C$6]" office:value-type="percentage" office:value="0.228054788640333" calcext:value-type="percentage">
            <text:p>%22,81</text:p>
          </table:table-cell>
          <table:table-cell table:style-name="ce392" table:formula="of:=[.J37]*[.C37]" office:value-type="currency" office:currency="TRY" office:value="-2806.21417421929" calcext:value-type="currency">
            <text:p>-₺2.806,21</text:p>
          </table:table-cell>
          <table:table-cell table:style-name="ce392" table:formula="of:=[.L36]+[.K37]" office:value-type="currency" office:currency="TRY" office:value="34113.1465969032" calcext:value-type="currency">
            <text:p>₺34.113,15</text:p>
          </table:table-cell>
          <table:table-cell office:value-type="float" office:value="8.53" calcext:value-type="float">
            <text:p>8,53</text:p>
          </table:table-cell>
          <table:table-cell table:style-name="ce392" table:formula="of:=[.K37]/[.M37]" office:value-type="currency" office:currency="TRY" office:value="-328.981732030398" calcext:value-type="currency">
            <text:p>-₺328,98</text:p>
          </table:table-cell>
          <table:table-cell table:style-name="ce417" table:formula="of:=[.O36]+[.N37]" office:value-type="currency" office:currency="USD" office:value="102295.673156119" calcext:value-type="currency">
            <text:p>$102.295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27" table:formula="of:=[$GDR.F118]" office:value-type="currency" office:currency="USD" office:value="-4179.31" calcext:value-type="currency">
            <text:p>-$4.179,31</text:p>
          </table:table-cell>
          <table:table-cell table:style-name="ce392"/>
          <table:table-cell table:style-name="ce394" table:formula="of:=[.H37]/[.$C$6]" office:value-type="percentage" office:value="0.77267628187529" calcext:value-type="percentage">
            <text:p>%77,27</text:p>
          </table:table-cell>
          <table:table-cell table:style-name="ce392" table:formula="of:=[.E38]*[.C38]" office:value-type="currency" office:currency="TRY" office:value="-3229.25371160422" calcext:value-type="currency">
            <text:p>-₺3.229,25</text:p>
          </table:table-cell>
          <table:table-cell table:style-name="ce392" table:formula="of:=[.G37]+[.F38]" office:value-type="currency" office:currency="TRY" office:value="116627.065691493" calcext:value-type="currency">
            <text:p>₺116.627,07</text:p>
          </table:table-cell>
          <table:table-cell table:style-name="ce418" table:formula="of:=[.H37]-[.N38]" office:value-type="currency" office:currency="TRY" office:value="347815.705072298" calcext:value-type="currency">
            <text:p>₺347.815,71</text:p>
          </table:table-cell>
          <table:table-cell/>
          <table:table-cell table:style-name="ce394" table:formula="of:=[.O37]/[.$C$6]" office:value-type="percentage" office:value="0.227323718124709" calcext:value-type="percentage">
            <text:p>%22,73</text:p>
          </table:table-cell>
          <table:table-cell table:style-name="ce392" table:formula="of:=[.J38]*[.C38]" office:value-type="currency" office:currency="TRY" office:value="-950.05628839578" calcext:value-type="currency">
            <text:p>-₺950,06</text:p>
          </table:table-cell>
          <table:table-cell table:style-name="ce392" table:formula="of:=[.L37]+[.K38]" office:value-type="currency" office:currency="TRY" office:value="33163.0903085074" calcext:value-type="currency">
            <text:p>₺33.163,09</text:p>
          </table:table-cell>
          <table:table-cell office:value-type="float" office:value="8.53" calcext:value-type="float">
            <text:p>8,53</text:p>
          </table:table-cell>
          <table:table-cell table:style-name="ce392" table:formula="of:=[.K38]/[.M38]" office:value-type="currency" office:currency="TRY" office:value="-111.378228416856" calcext:value-type="currency">
            <text:p>-₺111,38</text:p>
          </table:table-cell>
          <table:table-cell table:style-name="ce417" table:formula="of:=[.O37]+[.N38]" office:value-type="currency" office:currency="USD" office:value="102184.294927702" calcext:value-type="currency">
            <text:p>$102.184,29</text:p>
          </table:table-cell>
          <table:table-cell table:number-columns-repeated="2"/>
        </table:table-row>
        <table:table-row table:style-name="ro1">
          <table:table-cell/>
          <table:table-cell table:style-name="ce276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/>
          <table:table-cell table:style-name="ce419" table:formula="of:=[.L38]+[.G38]" office:value-type="currency" office:currency="TRY" office:value="149790.156" calcext:value-type="currency">
            <text:p>₺149.790,16</text:p>
          </table:table-cell>
          <table:table-cell/>
          <table:table-cell table:style-name="ce392"/>
          <table:table-cell table:style-name="ce417"/>
          <table:table-cell table:number-columns-repeated="2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number-columns-repeated="7"/>
        </table:table-row>
        <table:table-row table:style-name="ro1">
          <table:table-cell table:style-name="ce281" office:value-type="float" office:value="2022" calcext:value-type="float">
            <text:p>2022</text:p>
          </table:table-cell>
          <table:table-cell table:style-name="ce281"/>
          <table:table-cell table:style-name="ce342"/>
          <table:table-cell table:style-name="ce392"/>
          <table:table-cell table:style-name="ce393"/>
          <table:table-cell table:number-columns-repeated="4"/>
          <table:table-cell table:style-name="ce393"/>
          <table:table-cell table:number-columns-repeated="2"/>
          <table:table-cell table:style-name="ce39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table:style-name="ce342" table:formula="of:=[$GLR.F60]+[$GLR.F61]+[$GLR.F62]" office:value-type="currency" office:currency="TRY" office:value="36000" calcext:value-type="currency">
            <text:p>₺36.000,00</text:p>
          </table:table-cell>
          <table:table-cell table:style-name="ce392"/>
          <table:table-cell table:style-name="ce394" table:formula="of:=[.H38]/[.$C$6]" office:value-type="percentage" office:value="0.77292378904955" calcext:value-type="percentage">
            <text:p>%77,29</text:p>
          </table:table-cell>
          <table:table-cell table:style-name="ce392" table:formula="of:=[.E42]*[.C42]" office:value-type="currency" office:currency="TRY" office:value="27825.2564057838" calcext:value-type="currency">
            <text:p>₺27.825,26</text:p>
          </table:table-cell>
          <table:table-cell table:style-name="ce392" table:formula="of:=[.G38]+[.F42]" office:value-type="currency" office:currency="TRY" office:value="144452.322097276" calcext:value-type="currency">
            <text:p>₺144.452,32</text:p>
          </table:table-cell>
          <table:table-cell table:style-name="ce418" table:formula="of:=[.H38]-[.N42]" office:value-type="currency" office:currency="TRY" office:value="347342.903244986" calcext:value-type="currency">
            <text:p>₺347.342,90</text:p>
          </table:table-cell>
          <table:table-cell/>
          <table:table-cell table:style-name="ce394" table:formula="of:=[.O38]/[.$C$6]" office:value-type="percentage" office:value="0.22707621095045" calcext:value-type="percentage">
            <text:p>%22,71</text:p>
          </table:table-cell>
          <table:table-cell table:style-name="ce392" table:formula="of:=[.J42]*[.C42]" office:value-type="currency" office:currency="TRY" office:value="8174.74359421619" calcext:value-type="currency">
            <text:p>₺8.174,74</text:p>
          </table:table-cell>
          <table:table-cell table:style-name="ce392" table:formula="of:=[.L38]+[.K42]" office:value-type="currency" office:currency="TRY" office:value="41337.8339027236" calcext:value-type="currency">
            <text:p>₺41.337,83</text:p>
          </table:table-cell>
          <table:table-cell office:value-type="float" office:value="17.29" calcext:value-type="float">
            <text:p>17,29</text:p>
          </table:table-cell>
          <table:table-cell table:style-name="ce392" table:formula="of:=[.K42]/[.M42]" office:value-type="currency" office:currency="TRY" office:value="472.801827311521" calcext:value-type="currency">
            <text:p>₺472,80</text:p>
          </table:table-cell>
          <table:table-cell table:style-name="ce417" table:formula="of:=[.O38]+[.N42]" office:value-type="currency" office:currency="USD" office:value="102657.096755014" calcext:value-type="currency">
            <text:p>$102.657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769" calcext:value-type="currency">
            <text:p>₺11.769,00</text:p>
          </table:table-cell>
          <table:table-cell table:style-name="ce392"/>
          <table:table-cell table:style-name="ce394" table:formula="of:=[.H42]/[.$C$6]" office:value-type="percentage" office:value="0.771873118322191" calcext:value-type="percentage">
            <text:p>%77,19</text:p>
          </table:table-cell>
          <table:table-cell table:style-name="ce392" table:formula="of:=[.E43]*[.C43]" office:value-type="currency" office:currency="TRY" office:value="9084.17472953387" calcext:value-type="currency">
            <text:p>₺9.084,17</text:p>
          </table:table-cell>
          <table:table-cell table:style-name="ce392" table:formula="of:=[.G42]+[.F43]" office:value-type="currency" office:currency="TRY" office:value="153536.49682681" calcext:value-type="currency">
            <text:p>₺153.536,50</text:p>
          </table:table-cell>
          <table:table-cell table:style-name="ce418" table:formula="of:=[.H42]-[.N43]" office:value-type="currency" office:currency="TRY" office:value="347191.218201457" calcext:value-type="currency">
            <text:p>₺347.191,22</text:p>
          </table:table-cell>
          <table:table-cell/>
          <table:table-cell table:style-name="ce394" table:formula="of:=[.O42]/[.$C$6]" office:value-type="percentage" office:value="0.228126881677809" calcext:value-type="percentage">
            <text:p>%22,81</text:p>
          </table:table-cell>
          <table:table-cell table:style-name="ce392" table:formula="of:=[.J43]*[.C43]" office:value-type="currency" office:currency="TRY" office:value="2684.82527046613" calcext:value-type="currency">
            <text:p>₺2.684,83</text:p>
          </table:table-cell>
          <table:table-cell table:style-name="ce392" table:formula="of:=[.L42]+[.K43]" office:value-type="currency" office:currency="TRY" office:value="44022.6591731898" calcext:value-type="currency">
            <text:p>₺44.022,66</text:p>
          </table:table-cell>
          <table:table-cell office:value-type="float" office:value="17.7" calcext:value-type="float">
            <text:p>17,7</text:p>
          </table:table-cell>
          <table:table-cell table:style-name="ce392" table:formula="of:=[.K43]/[.M43]" office:value-type="currency" office:currency="TRY" office:value="151.68504352916" calcext:value-type="currency">
            <text:p>₺151,69</text:p>
          </table:table-cell>
          <table:table-cell table:style-name="ce417" table:formula="of:=[.O42]+[.N43]" office:value-type="currency" office:currency="USD" office:value="102808.781798543" calcext:value-type="currency">
            <text:p>$102.80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3892.36" calcext:value-type="currency">
            <text:p>₺3.892,36</text:p>
          </table:table-cell>
          <table:table-cell table:style-name="ce392"/>
          <table:table-cell table:style-name="ce394" table:formula="of:=[.H43]/[.$C$6]" office:value-type="percentage" office:value="0.771536040447682" calcext:value-type="percentage">
            <text:p>%77,15</text:p>
          </table:table-cell>
          <table:table-cell table:style-name="ce392" table:formula="of:=[.E44]*[.C44]" office:value-type="currency" office:currency="TRY" office:value="3003.09602239694" calcext:value-type="currency">
            <text:p>₺3.003,10</text:p>
          </table:table-cell>
          <table:table-cell table:style-name="ce392" table:formula="of:=[.G43]+[.F44]" office:value-type="currency" office:currency="TRY" office:value="156539.592849207" calcext:value-type="currency">
            <text:p>₺156.539,59</text:p>
          </table:table-cell>
          <table:table-cell table:style-name="ce418" table:formula="of:=[.H43]-[.N44]" office:value-type="currency" office:currency="TRY" office:value="347140.977298767" calcext:value-type="currency">
            <text:p>₺347.140,98</text:p>
          </table:table-cell>
          <table:table-cell/>
          <table:table-cell table:style-name="ce394" table:formula="of:=[.O43]/[.$C$6]" office:value-type="percentage" office:value="0.228463959552318" calcext:value-type="percentage">
            <text:p>%22,85</text:p>
          </table:table-cell>
          <table:table-cell table:style-name="ce392" table:formula="of:=[.J44]*[.C44]" office:value-type="currency" office:currency="TRY" office:value="889.26397760306" calcext:value-type="currency">
            <text:p>₺889,26</text:p>
          </table:table-cell>
          <table:table-cell table:style-name="ce392" table:formula="of:=[.L43]+[.K44]" office:value-type="currency" office:currency="TRY" office:value="44911.9231507928" calcext:value-type="currency">
            <text:p>₺44.911,92</text:p>
          </table:table-cell>
          <table:table-cell office:value-type="float" office:value="17.7" calcext:value-type="float">
            <text:p>17,7</text:p>
          </table:table-cell>
          <table:table-cell table:style-name="ce392" table:formula="of:=[.K44]/[.M44]" office:value-type="currency" office:currency="TRY" office:value="50.2409026894384" calcext:value-type="currency">
            <text:p>₺50,24</text:p>
          </table:table-cell>
          <table:table-cell table:style-name="ce417" table:formula="of:=[.O43]+[.N44]" office:value-type="currency" office:currency="USD" office:value="102859.022701233" calcext:value-type="currency">
            <text:p>$102.859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181.35" calcext:value-type="currency">
            <text:p>₺11.181,35</text:p>
          </table:table-cell>
          <table:table-cell table:style-name="ce392"/>
          <table:table-cell table:style-name="ce394" table:formula="of:=[.H44]/[.$C$6]" office:value-type="percentage" office:value="0.771424393997261" calcext:value-type="percentage">
            <text:p>%77,14</text:p>
          </table:table-cell>
          <table:table-cell table:style-name="ce392" table:formula="of:=[.E45]*[.C45]" office:value-type="currency" office:currency="TRY" office:value="8625.56614782127" calcext:value-type="currency">
            <text:p>₺8.625,57</text:p>
          </table:table-cell>
          <table:table-cell table:style-name="ce392" table:formula="of:=[.G44]+[.F45]" office:value-type="currency" office:currency="TRY" office:value="165165.158997028" calcext:value-type="currency">
            <text:p>₺165.165,16</text:p>
          </table:table-cell>
          <table:table-cell table:style-name="ce418" table:formula="of:=[.H44]-[.N45]" office:value-type="currency" office:currency="TRY" office:value="346996.582730848" calcext:value-type="currency">
            <text:p>₺346.996,58</text:p>
          </table:table-cell>
          <table:table-cell/>
          <table:table-cell table:style-name="ce394" table:formula="of:=[.O44]/[.$C$6]" office:value-type="percentage" office:value="0.228575606002739" calcext:value-type="percentage">
            <text:p>%22,86</text:p>
          </table:table-cell>
          <table:table-cell table:style-name="ce392" table:formula="of:=[.J45]*[.C45]" office:value-type="currency" office:currency="TRY" office:value="2555.78385217873" calcext:value-type="currency">
            <text:p>₺2.555,78</text:p>
          </table:table-cell>
          <table:table-cell table:style-name="ce392" table:formula="of:=[.L44]+[.K45]" office:value-type="currency" office:currency="TRY" office:value="47467.7070029716" calcext:value-type="currency">
            <text:p>₺47.467,71</text:p>
          </table:table-cell>
          <table:table-cell office:value-type="float" office:value="17.7" calcext:value-type="float">
            <text:p>17,7</text:p>
          </table:table-cell>
          <table:table-cell table:style-name="ce392" table:formula="of:=[.K45]/[.M45]" office:value-type="currency" office:currency="TRY" office:value="144.394567919702" calcext:value-type="currency">
            <text:p>₺144,39</text:p>
          </table:table-cell>
          <table:table-cell table:style-name="ce417" table:formula="of:=[.O44]+[.N45]" office:value-type="currency" office:currency="USD" office:value="103003.417269152" calcext:value-type="currency">
            <text:p>$103.003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table:style-name="ce390" table:formula="of:=[$GLR.F69]" office:value-type="currency" office:currency="TRY" office:value="20000" calcext:value-type="currency">
            <text:p>₺20.000,00</text:p>
          </table:table-cell>
          <table:table-cell table:style-name="ce392"/>
          <table:table-cell table:style-name="ce394" table:formula="of:=[.H45]/[.$C$6]" office:value-type="percentage" office:value="0.771103517179662" calcext:value-type="percentage">
            <text:p>%77,11</text:p>
          </table:table-cell>
          <table:table-cell table:style-name="ce392" table:formula="of:=[.E46]*[.C46]" office:value-type="currency" office:currency="TRY" office:value="15422.0703435932" calcext:value-type="currency">
            <text:p>₺15.422,07</text:p>
          </table:table-cell>
          <table:table-cell table:style-name="ce392" table:formula="of:=[.G45]+[.F46]" office:value-type="currency" office:currency="TRY" office:value="180587.229340622" calcext:value-type="currency">
            <text:p>₺180.587,23</text:p>
          </table:table-cell>
          <table:table-cell table:style-name="ce418" table:formula="of:=[.H45]-[.N46]" office:value-type="currency" office:currency="TRY" office:value="346737.942637265" calcext:value-type="currency">
            <text:p>₺346.737,94</text:p>
          </table:table-cell>
          <table:table-cell/>
          <table:table-cell table:style-name="ce394" table:formula="of:=[.O45]/[.$C$6]" office:value-type="percentage" office:value="0.228896482820338" calcext:value-type="percentage">
            <text:p>%22,89</text:p>
          </table:table-cell>
          <table:table-cell table:style-name="ce392" table:formula="of:=[.J46]*[.C46]" office:value-type="currency" office:currency="TRY" office:value="4577.92965640677" calcext:value-type="currency">
            <text:p>₺4.577,93</text:p>
          </table:table-cell>
          <table:table-cell table:style-name="ce392" table:formula="of:=[.L45]+[.K46]" office:value-type="currency" office:currency="TRY" office:value="52045.6366593783" calcext:value-type="currency">
            <text:p>₺52.045,64</text:p>
          </table:table-cell>
          <table:table-cell office:value-type="float" office:value="17.7" calcext:value-type="float">
            <text:p>17,7</text:p>
          </table:table-cell>
          <table:table-cell table:style-name="ce392" table:formula="of:=[.K46]/[.M46]" office:value-type="currency" office:currency="TRY" office:value="258.640093582303" calcext:value-type="currency">
            <text:p>₺258,64</text:p>
          </table:table-cell>
          <table:table-cell table:style-name="ce417" table:formula="of:=[.O45]+[.N46]" office:value-type="currency" office:currency="USD" office:value="103262.057362735" calcext:value-type="currency">
            <text:p>$103.262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04" calcext:value-type="date">
            <text:p>04.08.2022</text:p>
          </table:table-cell>
          <table:table-cell table:style-name="ce390" table:formula="of:=[$GDR.F169]" office:value-type="currency" office:currency="TRY" office:value="-5191.15" calcext:value-type="currency">
            <text:p>-₺5.191,15</text:p>
          </table:table-cell>
          <table:table-cell table:style-name="ce392"/>
          <table:table-cell table:style-name="ce394" table:formula="of:=[.H46]/[.$C$6]" office:value-type="percentage" office:value="0.770528761416145" calcext:value-type="percentage">
            <text:p>%77,05</text:p>
          </table:table-cell>
          <table:table-cell table:style-name="ce392" table:formula="of:=[.E47]*[.C47]" office:value-type="currency" office:currency="TRY" office:value="-3999.93037982542" calcext:value-type="currency">
            <text:p>-₺3.999,93</text:p>
          </table:table-cell>
          <table:table-cell table:style-name="ce392" table:formula="of:=[.G46]+[.F47]" office:value-type="currency" office:currency="TRY" office:value="176587.298960796" calcext:value-type="currency">
            <text:p>₺176.587,30</text:p>
          </table:table-cell>
          <table:table-cell table:style-name="ce418" table:formula="of:=[.H46]-[.N47]" office:value-type="currency" office:currency="TRY" office:value="346804.121505053" calcext:value-type="currency">
            <text:p>₺346.804,12</text:p>
          </table:table-cell>
          <table:table-cell/>
          <table:table-cell table:style-name="ce394" table:formula="of:=[.O46]/[.$C$6]" office:value-type="percentage" office:value="0.229471238583855" calcext:value-type="percentage">
            <text:p>%22,95</text:p>
          </table:table-cell>
          <table:table-cell table:style-name="ce392" table:formula="of:=[.J47]*[.C47]" office:value-type="currency" office:currency="TRY" office:value="-1191.21962017458" calcext:value-type="currency">
            <text:p>-₺1.191,22</text:p>
          </table:table-cell>
          <table:table-cell table:style-name="ce392" table:formula="of:=[.L46]+[.K47]" office:value-type="currency" office:currency="TRY" office:value="50854.4170392037" calcext:value-type="currency">
            <text:p>₺50.854,42</text:p>
          </table:table-cell>
          <table:table-cell office:value-type="float" office:value="18" calcext:value-type="float">
            <text:p>18</text:p>
          </table:table-cell>
          <table:table-cell table:style-name="ce392" table:formula="of:=[.K47]/[.M47]" office:value-type="currency" office:currency="TRY" office:value="-66.1788677874765" calcext:value-type="currency">
            <text:p>-₺66,18</text:p>
          </table:table-cell>
          <table:table-cell table:style-name="ce417" table:formula="of:=[.O46]+[.N47]" office:value-type="currency" office:currency="USD" office:value="103195.878494947" calcext:value-type="currency">
            <text:p>$103.195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table:style-name="ce342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47]/[.$C$6]" office:value-type="percentage" office:value="0.770675825566784" calcext:value-type="percentage">
            <text:p>%77,07</text:p>
          </table:table-cell>
          <table:table-cell table:style-name="ce392" table:formula="of:=[.E48]*[.C48]" office:value-type="currency" office:currency="TRY" office:value="30827.0330226714" calcext:value-type="currency">
            <text:p>₺30.827,03</text:p>
          </table:table-cell>
          <table:table-cell table:style-name="ce392" table:formula="of:=[.G47]+[.F48]" office:value-type="currency" office:currency="TRY" office:value="207414.331983468" calcext:value-type="currency">
            <text:p>₺207.414,33</text:p>
          </table:table-cell>
          <table:table-cell table:style-name="ce418" table:formula="of:=[.H47]-[.N48]" office:value-type="currency" office:currency="TRY" office:value="346308.285452224" calcext:value-type="currency">
            <text:p>₺346.308,29</text:p>
          </table:table-cell>
          <table:table-cell/>
          <table:table-cell table:style-name="ce394" table:formula="of:=[.O47]/[.$C$6]" office:value-type="percentage" office:value="0.229324174433216" calcext:value-type="percentage">
            <text:p>%22,93</text:p>
          </table:table-cell>
          <table:table-cell table:style-name="ce392" table:formula="of:=[.J48]*[.C48]" office:value-type="currency" office:currency="TRY" office:value="9172.96697732863" calcext:value-type="currency">
            <text:p>₺9.172,97</text:p>
          </table:table-cell>
          <table:table-cell table:style-name="ce392" table:formula="of:=[.L47]+[.K48]" office:value-type="currency" office:currency="TRY" office:value="60027.3840165324" calcext:value-type="currency">
            <text:p>₺60.027,38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K48]/[.M48]" office:value-type="currency" office:currency="TRY" office:value="495.836052828575" calcext:value-type="currency">
            <text:p>₺495,84</text:p>
          </table:table-cell>
          <table:table-cell table:style-name="ce417" table:formula="of:=[.O47]+[.N48]" office:value-type="currency" office:currency="USD" office:value="103691.714547776" calcext:value-type="currency">
            <text:p>$103.691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48]/[.$C$6]" office:value-type="percentage" office:value="0.76957396767161" calcext:value-type="percentage">
            <text:p>%76,96</text:p>
          </table:table-cell>
          <table:table-cell table:style-name="ce392" table:formula="of:=[.E49]*[.C49]" office:value-type="currency" office:currency="TRY" office:value="769.57396767161" calcext:value-type="currency">
            <text:p>₺769,57</text:p>
          </table:table-cell>
          <table:table-cell table:style-name="ce392" table:formula="of:=[.G48]+[.F49]" office:value-type="currency" office:currency="TRY" office:value="208183.905951139" calcext:value-type="currency">
            <text:p>₺208.183,91</text:p>
          </table:table-cell>
          <table:table-cell table:style-name="ce418" table:formula="of:=[.H48]-[.N49]" office:value-type="currency" office:currency="TRY" office:value="346295.829991017" calcext:value-type="currency">
            <text:p>₺346.295,83</text:p>
          </table:table-cell>
          <table:table-cell/>
          <table:table-cell table:style-name="ce394" table:formula="of:=[.O48]/[.$C$6]" office:value-type="percentage" office:value="0.23042603232839" calcext:value-type="percentage">
            <text:p>%23,04</text:p>
          </table:table-cell>
          <table:table-cell table:style-name="ce392" table:formula="of:=[.J49]*[.C49]" office:value-type="currency" office:currency="TRY" office:value="230.42603232839" calcext:value-type="currency">
            <text:p>₺230,43</text:p>
          </table:table-cell>
          <table:table-cell table:style-name="ce392" table:formula="of:=[.L48]+[.K49]" office:value-type="currency" office:currency="TRY" office:value="60257.8100488608" calcext:value-type="currency">
            <text:p>₺60.257,81</text:p>
          </table:table-cell>
          <table:table-cell office:value-type="float" office:value="18.5" calcext:value-type="float">
            <text:p>18,5</text:p>
          </table:table-cell>
          <table:table-cell table:style-name="ce392" table:formula="of:=[.K49]/[.M49]" office:value-type="currency" office:currency="TRY" office:value="12.45546120694" calcext:value-type="currency">
            <text:p>₺12,46</text:p>
          </table:table-cell>
          <table:table-cell table:style-name="ce417" table:formula="of:=[.O48]+[.N49]" office:value-type="currency" office:currency="USD" office:value="103704.170008983" calcext:value-type="currency">
            <text:p>$103.704,17</text:p>
          </table:table-cell>
          <table:table-cell table:number-columns-repeated="2"/>
        </table:table-row>
        <table:table-row table:style-name="ro1">
          <table:table-cell/>
          <table:table-cell table:style-name="ce276"/>
          <table:table-cell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 table:number-columns-repeated="2"/>
          <table:table-cell/>
          <table:table-cell table:style-name="ce392"/>
          <table:table-cell table:style-name="ce417"/>
          <table:table-cell table:number-columns-repeated="2"/>
        </table:table-row>
        <table:table-row table:style-name="ro1">
          <table:table-cell/>
          <table:table-cell table:style-name="ce276"/>
          <table:table-cell table:style-name="ce390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 table:number-columns-repeated="2"/>
          <table:table-cell/>
          <table:table-cell table:style-name="ce392"/>
          <table:table-cell table:style-name="ce417"/>
          <table:table-cell table:number-columns-repeated="2"/>
        </table:table-row>
        <table:table-row table:style-name="ro1">
          <table:table-cell table:number-columns-repeated="9"/>
          <table:table-cell table:style-name="ce393"/>
          <table:table-cell/>
          <table:table-cell table:style-name="ce419" table:formula="of:=[.L49]+[.G49]" office:value-type="currency" office:currency="TRY" office:value="268441.716" calcext:value-type="currency">
            <text:p>₺268.441,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393"/>
          <table:table-cell table:number-columns-repeated="3"/>
          <table:table-cell table:style-name="ce327" table:formula="of:=SUM([.N8:.N52])" office:value-type="currency" office:currency="USD" office:value="5418.38000898259" calcext:value-type="currency">
            <text:p>$5.418,38</text:p>
          </table:table-cell>
          <table:table-cell table:style-name="ce418"/>
          <table:table-cell table:number-columns-repeated="2"/>
        </table:table-row>
        <table:table-row table:style-name="ro1">
          <table:table-cell table:number-columns-repeated="9"/>
          <table:table-cell table:style-name="ce393"/>
          <table:table-cell table:style-name="ce346" office:value-type="string" calcext:value-type="string">
            <text:p>BKY</text:p>
          </table:table-cell>
          <table:table-cell table:style-name="ce342" table:formula="of:=[$SNYBAKIYE.F9]" office:value-type="currency" office:currency="TRY" office:value="292441.716" calcext:value-type="currency">
            <text:p>₺292.441,72</text:p>
          </table:table-cell>
          <table:table-cell table:number-columns-repeated="5"/>
        </table:table-row>
        <table:table-row table:style-name="ro1" table:number-rows-repeated="16">
          <table:table-cell table:number-columns-repeated="9"/>
          <table:table-cell table:style-name="ce393"/>
          <table:table-cell table:number-columns-repeated="7"/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YBAKIYE" table:style-name="ta1">
        <table:table-column table:style-name="co57" table:default-cell-style-name="Default"/>
        <table:table-column table:style-name="co29" table:default-cell-style-name="Default"/>
        <table:table-column table:style-name="co11" table:default-cell-style-name="ce359"/>
        <table:table-column table:style-name="co58" table:default-cell-style-name="Default"/>
        <table:table-column table:style-name="co54" table:number-columns-repeated="2" table:default-cell-style-name="Default"/>
        <table:table-column table:style-name="co59" table:default-cell-style-name="Default"/>
        <table:table-column table:style-name="co11" table:number-columns-repeated="2" table:default-cell-style-name="Default"/>
        <table:table-column table:style-name="co60" table:default-cell-style-name="Default"/>
        <table:table-column table:style-name="co1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2" table:formula="of:=[$GDR.F16]" office:value-type="currency" office:currency="TRY" office:value="-2399.42" calcext:value-type="currency">
            <text:p>-₺2.399,42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GLR.F14]" office:value-type="currency" office:currency="TRY" office:value="26500" calcext:value-type="currency">
            <text:p>₺26.500,00</text:p>
          </table:table-cell>
          <table:table-cell table:style-name="ce342" table:formula="of:=[$GDR.F33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2]" office:value-type="currency" office:currency="TRY" office:value="64500" calcext:value-type="currency">
            <text:p>₺64.500,00</text:p>
          </table:table-cell>
          <table:table-cell table:style-name="ce342" table:formula="of:=[$GDR.F95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3]" office:value-type="currency" office:currency="TRY" office:value="152260" calcext:value-type="currency">
            <text:p>₺152.260,00</text:p>
          </table:table-cell>
          <table:table-cell table:style-name="ce342" table:formula="of:=[$GDR.F147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81]" office:value-type="currency" office:currency="TRY" office:value="147842.71" calcext:value-type="currency">
            <text:p>₺147.842,71</text:p>
          </table:table-cell>
          <table:table-cell table:style-name="ce392" table:formula="of:=[$GDR.F169]" office:value-type="currency" office:currency="TRY" office:value="-5191.15" calcext:value-type="currency">
            <text:p>-₺5.191,15</text:p>
          </table:table-cell>
          <table:table-cell table:style-name="ce359" table:formula="of:=[.C9]+[.D9]" office:value-type="currency" office:currency="TRY" office:value="142651.56" calcext:value-type="currency">
            <text:p>₺142.651,56</text:p>
          </table:table-cell>
          <table:table-cell table:style-name="ce342" table:formula="of:=[.F8]+[.C9]+[.D9]" office:value-type="currency" office:currency="TRY" office:value="292441.716" calcext:value-type="currency">
            <text:p>₺292.441,72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0" number:min-decimal-places="0" number:min-integer-digits="2" number:grouping="true"/>
    </number:number-style>
    <number:date-style style:name="N134">
      <number:day number:style="long"/>
      <number:text>.</number:text>
      <number:month number:style="long" number:textual="true"/>
    </number:date-style>
    <number:date-style style:name="N135">
      <number:month number:style="long" number:textual="true"/>
      <number:text>.</number:text>
      <number:year number:style="long"/>
    </number:date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percentage-style style:name="N144">
      <number:number number:decimal-places="1" number:min-decimal-places="1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6">
      <number:number number:decimal-places="3" number:min-decimal-places="3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ay</number:text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9">
      <number:text> /   </number:text>
      <number:number number:decimal-places="2" number:min-decimal-places="2" number:min-integer-digits="1"/>
    </number:number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number-style style:name="N155">
      <number:number number:decimal-places="2" number:min-decimal-places="2" number:min-integer-digits="1"/>
      <number:text> TL/USD</number:text>
    </number:number-style>
    <number:number-style style:name="N156">
      <number:number number:decimal-places="5" number:min-decimal-places="5" number:min-integer-digits="1" number:grouping="true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date-style style:name="N171">
      <number:day number:style="long"/>
      <number:text>.</number:text>
      <number:month number:textual="true"/>
      <number:text>.</number:text>
      <number:year/>
    </number:date-style>
    <number:date-style style:name="N172">
      <number:month number:textual="true"/>
      <number:text>.</number:text>
      <number:year/>
    </number:date-style>
    <number:time-style style:name="N173">
      <number:hours/>
      <number:text>:</number:text>
      <number:minutes number:style="long"/>
      <number:text> </number:text>
      <number:am-pm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2">
      <number:number number:decimal-places="13" number:min-decimal-places="13" number:min-integer-digits="1"/>
    </number:number-style>
    <number:number-style style:name="N203">
      <number:number number:decimal-places="14" number:min-decimal-places="14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 style:data-style-name="N2" text:time-value="13:51:00.67817001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6T10:38:03.088928800</dc:date>
    <meta:editing-duration>P3DT5H26M34S</meta:editing-duration>
    <meta:editing-cycles>215</meta:editing-cycles>
    <meta:generator>LibreOffice/7.2.7.2$Linux_X86_64 LibreOffice_project/20$Build-2</meta:generator>
    <meta:print-date>2021-09-29T17:30:44.307828083</meta:print-date>
    <meta:document-statistic meta:table-count="13" meta:cell-count="2134" meta:object-count="0"/>
  </office:meta>
</office:document-meta>
</file>